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1D000002AA03F77CE47B85AAE6.bmp" manifest:media-type="image/bmp"/>
  <manifest:file-entry manifest:full-path="Pictures/100000000000061D000002AA807E3FDEFD791015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text-properties style:font-name="Arial1" officeooo:rsid="001f8335" officeooo:paragraph-rsid="001f8335"/>
    </style:style>
    <style:style style:name="P4" style:family="paragraph" style:parent-style-name="Standard">
      <style:text-properties style:font-name="Arial1" fo:font-weight="bold" officeooo:rsid="001f8335" officeooo:paragraph-rsid="001f8335" style:font-weight-asian="bold" style:font-weight-complex="bold"/>
    </style:style>
    <style:style style:name="P5" style:family="paragraph" style:parent-style-name="Standard">
      <style:text-properties style:font-name="Arial1" fo:font-weight="bold" officeooo:rsid="001f8335" officeooo:paragraph-rsid="00213d52" style:font-weight-asian="bold" style:font-weight-complex="bold"/>
    </style:style>
    <style:style style:name="P6" style:family="paragraph" style:parent-style-name="Standard">
      <style:text-properties style:font-name="Arial1" fo:font-weight="bold" officeooo:rsid="001f8335" officeooo:paragraph-rsid="002291d3" style:font-weight-asian="bold" style:font-weight-complex="bold"/>
    </style:style>
    <style:style style:name="P7" style:family="paragraph" style:parent-style-name="Standard">
      <style:text-properties style:font-name="Arial1" fo:font-weight="bold" officeooo:rsid="001f8335" officeooo:paragraph-rsid="0024344b" style:font-weight-asian="bold" style:font-weight-complex="bold"/>
    </style:style>
    <style:style style:name="P8" style:family="paragraph" style:parent-style-name="Standard">
      <style:text-properties style:font-name="Arial1" fo:font-size="15pt" fo:font-weight="bold" officeooo:rsid="001f8335" style:font-size-asian="15pt" style:font-weight-asian="bold" style:font-size-complex="15pt" style:font-weight-complex="bold"/>
    </style:style>
    <style:style style:name="P9" style:family="paragraph" style:parent-style-name="Standard">
      <style:text-properties style:font-name="Arial1" fo:font-weight="bold" officeooo:rsid="00213d52" officeooo:paragraph-rsid="00213d52" style:font-weight-asian="bold" style:font-weight-complex="bold"/>
    </style:style>
    <style:style style:name="P10" style:family="paragraph" style:parent-style-name="Standard">
      <style:text-properties style:font-name="Arial1" fo:font-weight="normal" officeooo:rsid="001f8335" officeooo:paragraph-rsid="001f8335" style:font-weight-asian="normal" style:font-weight-complex="normal"/>
    </style:style>
    <style:style style:name="P11" style:family="paragraph" style:parent-style-name="Standard">
      <style:text-properties style:font-name="Arial1" fo:font-weight="normal" officeooo:rsid="00213d52" officeooo:paragraph-rsid="001f8335" style:font-weight-asian="normal" style:font-weight-complex="normal"/>
    </style:style>
    <style:style style:name="P12" style:family="paragraph" style:parent-style-name="Standard">
      <style:text-properties style:font-name="Arial1" fo:font-weight="normal" officeooo:rsid="002291d3" style:font-weight-asian="normal" style:font-weight-complex="normal"/>
    </style:style>
    <style:style style:name="P13" style:family="paragraph" style:parent-style-name="Standard">
      <style:text-properties style:font-name="Arial1" fo:font-weight="normal" officeooo:rsid="002291d3" officeooo:paragraph-rsid="002291d3" style:font-weight-asian="normal" style:font-weight-complex="normal"/>
    </style:style>
    <style:style style:name="P14" style:family="paragraph" style:parent-style-name="Standard">
      <style:text-properties style:font-name="Arial1" fo:font-weight="normal" officeooo:rsid="002291d3" officeooo:paragraph-rsid="0024344b" style:font-weight-asian="normal" style:font-weight-complex="normal"/>
    </style:style>
    <style:style style:name="P15" style:family="paragraph"/>
    <style:style style:name="P16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17" style:family="paragraph">
      <style:paragraph-properties fo:text-align="start"/>
      <style:text-properties fo:font-variant="normal" fo:text-transform="none" style:text-line-through-style="none" style:text-line-through-type="none" style:font-name="Arial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13d52" style:font-weight-asian="normal" style:font-weight-complex="normal"/>
    </style:style>
    <style:style style:name="T5" style:family="text">
      <style:text-properties fo:font-weight="normal" officeooo:rsid="002291d3" style:font-weight-asian="normal" style:font-weight-complex="normal"/>
    </style:style>
    <style:style style:name="T6" style:family="text">
      <style:text-properties fo:font-weight="normal" officeooo:rsid="0024344b" style:font-weight-asian="normal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Arial1" fo:font-size="15pt" fo:font-weight="bold" officeooo:rsid="001f8335" style:font-size-asian="15pt" style:font-weight-asian="bold" style:font-size-complex="15pt" style:font-weight-complex="bold"/>
    </style:style>
    <style:style style:name="T9" style:family="text">
      <style:text-properties officeooo:rsid="00213d52"/>
    </style:style>
    <style:style style:name="T10" style:family="text">
      <style:text-properties officeooo:rsid="002291d3"/>
    </style:style>
    <style:style style:name="T11" style:family="text">
      <style:text-properties style:text-underline-style="solid" style:text-underline-width="auto" style:text-underline-color="font-color" fo:font-weight="normal" officeooo:rsid="002291d3" style:font-weight-asian="normal" style:font-weight-complex="normal"/>
    </style:style>
    <style:style style:name="T12" style:family="text">
      <style:text-properties style:text-underline-style="none" fo:font-weight="normal" officeooo:rsid="002291d3" style:font-weight-asian="normal" style:font-weight-complex="normal"/>
    </style:style>
    <style:style style:name="T13" style:family="text">
      <style:text-properties officeooo:rsid="0024344b"/>
    </style:style>
    <style:style style:name="gr1" style:family="graphic">
      <style:graphic-properties fo:border="solid" style:repeat="scal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_1" form:command="Tabela_3_figuras" form:datasource="Para_aula_5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image-frame form:name="Figura_1" form:control-implementation="ooo:com.sun.star.form.component.DatabaseImageControl" xml:id="control1" form:id="control1" form:image-data="file:///X:/projects/cis2/exp04/docs/img/wave_comb_02.bmp" form:data-field="Figura_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image-frame form:name="Figura_2" form:control-implementation="ooo:com.sun.star.form.component.DatabaseImageControl" xml:id="control2" form:id="control2" form:image-data="Pictures/100000000000061D000002AA03F77CE47B85AAE6.bmp" form:data-field="Figura_2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text form:name="Caixa de texto 1" form:control-implementation="ooo:com.sun.star.form.component.TextField" xml:id="control3" form:id="control3" form:current-value="Luiz Eduardo Sol Ribeiro da Silv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aixa de texto 2" form:control-implementation="ooo:com.sun.star.form.component.TextField" xml:id="control4" form:id="control4" form:current-value="85868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Caixa de texto 3" form:control-implementation="ooo:com.sun.star.form.component.TextField" xml:id="control5" form:id="control5" form:current-value="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aixa de texto 5" form:control-implementation="ooo:com.sun.star.form.component.TextField" xml:id="control6" form:id="control6" form:current-value="LIBRARY IEEE;&#10;USE IEEE.std_logic_1164.all;&#10;USE IEEE.numeric_std.all;&#10;&#10;&#10;ENTITY num_gen_direct IS&#10;    GENERIC&#10;    (&#10;    WIDTH  : natural := 6&#10;    );&#10;&#10;    PORT&#10;    (&#10;    pos_neg     : IN STD_LOGIC;&#10;    one_three   : IN STD_LOGIC;&#10;    one_num_gen : IN STD_LOGIC;&#10;    number      : OUT STD_LOGIC_VECTOR (WIDTH - 1 DOWNTO 0)&#10;    );&#10;END num_gen_direct;&#10;&#10;&#10;ARCHITECTURE arch OF num_gen_direct IS&#10;--***********************************&#10;--* INTERNAL SIGNAL DECLARATIONS    *&#10;--***********************************&#10;SIGNAL pos_neg_s      : STD_LOGIC_VECTOR (WIDTH - 1 DOWNTO 0);&#10;SIGNAL one_three_s    : STD_LOGIC_VECTOR (WIDTH - 1 DOWNTO 0);&#10;SIGNAL one_gen_s      : STD_LOGIC_VECTOR (WIDTH - 1 DOWNTO 0);&#10;SIGNAL rand_num_direct: UNSIGNED (WIDTH - 1 DOWNTO 0);&#10;&#10;BEGIN&#10;    --*******************************&#10;    --*    SIGNAL ASSIGNMENTS        *&#10;    --*******************************&#10;&#10;    rand_num_direct &lt;= (to_unsigned(45, number'length));&#10;    --  Meu numero usp, em decimal, eh 8586861&#10;    --  Meu numero usp mod 64, em decimal eh 45&#10;&#10;    pos_neg_s &lt;= std_logic_vector (to_unsigned(1, pos_neg_s'length))&#10;                 WHEN (pos_neg = '0')&#10;                 ELSE&#10;                     std_logic_vector (to_signed(-1, pos_neg_s'length))&#10;                     WHEN (pos_neg = '1')&#10;                     ELSE&#10;                         (OTHERS =&gt; 'X' );&#10;&#10;    one_three_s &lt;= pos_neg_s&#10;                   WHEN (one_three = '0')&#10;                   ELSE&#10;                       pos_neg_s(WIDTH - 1 DOWNTO 2) &amp; (NOT pos_neg_s(1))&#10;                           &amp; pos_neg_s(0)&#10;                       WHEN (one_three = '1')&#10;                       ELSE&#10;                           (OTHERS =&gt; 'X' );&#10;&#10;    one_gen_s &lt;= one_three_s&#10;                 WHEN (one_num_gen = '0')&#10;                 ELSE&#10;                     std_logic_vector (rand_num_direct)&#10;                     WHEN (one_num_gen = '1')&#10;                     ELSE&#10;                         (OTHERS =&gt; 'X' );&#10;&#10;    number &lt;= one_gen_s ;&#10;&#10;END arch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/></text:p>
            <text:p text:style-name="P1"><text:span text:style-name="T1">ENTITY num_gen_direct IS</text:span></text:p>
            <text:p text:style-name="P1"><text:span text:style-name="T1"><text:s text:c="4"/></text:span><text:span text:style-name="T1">GENERIC</text:span></text:p>
            <text:p text:style-name="P1"><text:span text:style-name="T1"><text:s text:c="4"/></text:span><text:span text:style-name="T1">(</text:span></text:p>
            <text:p text:style-name="P1"><text:span text:style-name="T1"><text:s text:c="4"/></text:span><text:span text:style-name="T1">WIDTH <text:s/>: natural := 6</text:span></text:p>
            <text:p text:style-name="P1"><text:span text:style-name="T1"><text:s text:c="4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PORT</text:span></text:p>
            <text:p text:style-name="P1"><text:span text:style-name="T1"><text:s text:c="4"/></text:span><text:span text:style-name="T1">(</text:span></text:p>
            <text:p text:style-name="P1"><text:span text:style-name="T1"><text:s text:c="4"/></text:span><text:span text:style-name="T1">pos_neg <text:s text:c="4"/>: IN STD_LOGIC;</text:span></text:p>
            <text:p text:style-name="P1"><text:span text:style-name="T1"><text:s text:c="4"/></text:span><text:span text:style-name="T1">one_three <text:s text:c="2"/>: IN STD_LOGIC;</text:span></text:p>
            <text:p text:style-name="P1"><text:span text:style-name="T1"><text:s text:c="4"/></text:span><text:span text:style-name="T1">one_num_gen : IN STD_LOGIC;</text:span></text:p>
            <text:p text:style-name="P1"><text:span text:style-name="T1"><text:s text:c="4"/></text:span><text:span text:style-name="T1">number <text:s text:c="5"/>: OUT STD_LOGIC_VECTOR (WIDTH - 1 DOWNTO 0)</text:span></text:p>
            <text:p text:style-name="P1"><text:span text:style-name="T1"><text:s text:c="4"/></text:span><text:span text:style-name="T1">);</text:span></text:p>
            <text:p text:style-name="P1"><text:span text:style-name="T1">END num_gen_direct;</text:span></text:p>
            <text:p text:style-name="P1"><text:span text:style-name="T1"/></text:p>
            <text:p text:style-name="P1"><text:span text:style-name="T1"/></text:p>
            <text:p text:style-name="P1"><text:span text:style-name="T1">ARCHITECTURE arch OF num_gen_direct IS</text:span></text:p>
            <text:p text:style-name="P1"><text:span text:style-name="T1">--***********************************</text:span></text:p>
            <text:p text:style-name="P1"><text:span text:style-name="T1">--* INTERNAL SIGNAL DECLARATIONS <text:s text:c="3"/>*</text:span></text:p>
            <text:p text:style-name="P1"><text:span text:style-name="T1">--***********************************</text:span></text:p>
            <text:p text:style-name="P1"><text:span text:style-name="T1">SIGNAL pos_neg_s <text:s text:c="5"/>: STD_LOGIC_VECTOR (WIDTH - 1 DOWNTO 0);</text:span></text:p>
            <text:p text:style-name="P1"><text:span text:style-name="T1">SIGNAL one_three_s <text:s text:c="3"/>: STD_LOGIC_VECTOR (WIDTH - 1 DOWNTO 0);</text:span></text:p>
            <text:p text:style-name="P1"><text:span text:style-name="T1">SIGNAL one_gen_s <text:s text:c="5"/>: STD_LOGIC_VECTOR (WIDTH - 1 DOWNTO 0);</text:span></text:p>
            <text:p text:style-name="P1"><text:span text:style-name="T1">SIGNAL rand_num_direct: UNSIGNED (WIDTH - 1 DOWNTO 0);</text:span></text:p>
            <text:p text:style-name="P1"><text:span text:style-name="T1"/></text:p>
            <text:p text:style-name="P1"><text:span text:style-name="T1">BEGIN</text:span></text:p>
            <text:p text:style-name="P1"><text:span text:style-name="T1"><text:s text:c="4"/></text:span><text:span text:style-name="T1">--*******************************</text:span></text:p>
            <text:p text:style-name="P1"><text:span text:style-name="T1"><text:s text:c="4"/></text:span><text:span text:style-name="T1">--* <text:s text:c="3"/>SIGNAL ASSIGNMENTS <text:s text:c="7"/>*</text:span></text:p>
            <text:p text:style-name="P1"><text:span text:style-name="T1"><text:s text:c="4"/></text:span><text:span text:style-name="T1">--*******************************</text:span></text:p>
            <text:p text:style-name="P1"><text:span text:style-name="T1"/></text:p>
            <text:p text:style-name="P1"><text:span text:style-name="T1"><text:s text:c="4"/></text:span><text:span text:style-name="T1">rand_num_direct &lt;= (to_unsigned(45, number'length));</text:span></text:p>
            <text:p text:style-name="P1"><text:span text:style-name="T1"><text:s text:c="4"/></text:span><text:span text:style-name="T1">-- <text:s/>Meu numero usp, em decimal, eh 8586861</text:span></text:p>
            <text:p text:style-name="P1"><text:span text:style-name="T1"><text:s text:c="4"/></text:span><text:span text:style-name="T1">-- <text:s/>Meu numero usp mod 64, em decimal eh 45</text:span></text:p>
            <text:p text:style-name="P1"><text:span text:style-name="T1"/></text:p>
            <text:p text:style-name="P1"><text:span text:style-name="T1"><text:s text:c="4"/></text:span><text:span text:style-name="T1">pos_neg_s &lt;= std_logic_vector (to_unsigned(1, pos_neg_s'length))</text:span></text:p>
            <text:p text:style-name="P1"><text:span text:style-name="T1"><text:s text:c="17"/></text:span><text:span text:style-name="T1">WHEN (pos_neg = '0')</text:span></text:p>
            <text:p text:style-name="P1"><text:span text:style-name="T1"><text:s text:c="17"/></text:span><text:span text:style-name="T1">ELSE</text:span></text:p>
            <text:p text:style-name="P1"><text:span text:style-name="T1"><text:s text:c="21"/></text:span><text:span text:style-name="T1">std_logic_vector (to_signed(-1, pos_neg_s'length))</text:span></text:p>
            <text:p text:style-name="P1"><text:span text:style-name="T1"><text:s text:c="21"/></text:span><text:span text:style-name="T1">WHEN (pos_neg = '1')</text:span></text:p>
            <text:p text:style-name="P1"><text:span text:style-name="T1"><text:s text:c="21"/></text:span><text:span text:style-name="T1">ELSE</text:span></text:p>
            <text:p text:style-name="P1"><text:span text:style-name="T1"><text:s text:c="25"/></text:span><text:span text:style-name="T1">(OTHERS =&gt; 'X' );</text:span></text:p>
            <text:p text:style-name="P1"><text:span text:style-name="T1"/></text:p>
            <text:p text:style-name="P1"><text:span text:style-name="T1"><text:s text:c="4"/></text:span><text:span text:style-name="T1">one_three_s &lt;= pos_neg_s</text:span></text:p>
            <text:p text:style-name="P1"><text:span text:style-name="T1"><text:s text:c="19"/></text:span><text:span text:style-name="T1">WHEN (one_three = '0')</text:span></text:p>
            <text:p text:style-name="P1"><text:span text:style-name="T1"><text:s text:c="19"/></text:span><text:span text:style-name="T1">ELSE</text:span></text:p>
            <text:p text:style-name="P1"><text:span text:style-name="T1"><text:s text:c="23"/></text:span><text:span text:style-name="T1">pos_neg_s(WIDTH - 1 DOWNTO 2) &amp; (NOT pos_neg_s(1))</text:span></text:p>
            <text:p text:style-name="P1"><text:span text:style-name="T1"><text:s text:c="27"/></text:span><text:span text:style-name="T1">&amp; pos_neg_s(0)</text:span></text:p>
            <text:p text:style-name="P1"><text:span text:style-name="T1"><text:s text:c="23"/></text:span><text:span text:style-name="T1">WHEN (one_three = '1')</text:span></text:p>
            <text:p text:style-name="P1"><text:span text:style-name="T1"><text:s text:c="23"/></text:span><text:span text:style-name="T1">ELSE</text:span></text:p>
            <text:p text:style-name="P1"><text:span text:style-name="T1"><text:s text:c="27"/></text:span><text:span text:style-name="T1">(OTHERS =&gt; 'X' );</text:span></text:p>
            <text:p text:style-name="P1"><text:span text:style-name="T1"/></text:p>
            <text:p text:style-name="P1"><text:span text:style-name="T1"><text:s text:c="4"/></text:span><text:span text:style-name="T1">one_gen_s &lt;= one_three_s</text:span></text:p>
            <text:p text:style-name="P1"><text:span text:style-name="T1"><text:s text:c="17"/></text:span><text:span text:style-name="T1">WHEN (one_num_gen = '0')</text:span></text:p>
            <text:p text:style-name="P1"><text:span text:style-name="T1"><text:s text:c="17"/></text:span><text:span text:style-name="T1">ELSE</text:span></text:p>
            <text:p text:style-name="P1"><text:span text:style-name="T1"><text:s text:c="21"/></text:span><text:span text:style-name="T1">std_logic_vector (rand_num_direct)</text:span></text:p>
            <text:p text:style-name="P1"><text:span text:style-name="T1"><text:s text:c="21"/></text:span><text:span text:style-name="T1">WHEN (one_num_gen = '1')</text:span></text:p>
            <text:p text:style-name="P1"><text:span text:style-name="T1"><text:s text:c="21"/></text:span><text:span text:style-name="T1">ELSE</text:span></text:p>
            <text:p text:style-name="P1"><text:span text:style-name="T1"><text:s text:c="25"/></text:span><text:span text:style-name="T1">(OTHERS =&gt; 'X' );</text:span></text:p>
            <text:p text:style-name="P1"><text:span text:style-name="T1"/></text:p>
            <text:p text:style-name="P1"><text:span text:style-name="T1"><text:s text:c="4"/></text:span><text:span text:style-name="T1">number &lt;= one_gen_s ;</text:span></text:p>
            <text:p text:style-name="P1"><text:span text:style-name="T1"/></text:p>
            <text:p text:style-name="P1"><text:span text:style-name="T1">END arch;</text:span></text:p>
            <text:p text:style-name="P1"><text:span text:style-name="T1"/></text:p>
          </form:textarea>
          <form:textarea form:name="Caixa de texto 4" form:control-implementation="ooo:com.sun.star.form.component.TextField" xml:id="control7" form:id="control7" form:current-value="library ieee;&#10;use ieee.std_logic_1164.all;&#10;use ieee.numeric_std.all;&#10;&#10;entity stimuli_module is&#10;&#9;generic&#10;&#9;(&#10;&#9;WIDTH&#9;: natural := 6&#10;&#9;);&#10;&#10;&#9;port&#10;&#9;(&#10;&#9;pos_neg&#9;&#9;&#9;: out STD_LOGIC;&#10;&#9;one_three&#9;&#9;&#9;: out STD_LOGIC;&#10;&#9;one_num_gen&#9;&#9;: out STD_LOGIC;&#10;&#9;number&#9;&#9;&#9;: in STD_LOGIC_VECTOR (WIDTH-1 downto 0)&#10;&#9;);&#10;&#10;end stimuli_module ;&#10;&#10;architecture test of stimuli_module  is&#10;-- &quot;Time&quot; that will elapse between test vectors we submit to the component.&#10;constant TIME_DELTA : time := 100 ns;&#10;&#10;signal &#9;pos_neg_s&#9;&#9;:  STD_LOGIC_VECTOR (0 downto 0);&#10;signal &#9;one_three_s&#9;:  STD_LOGIC_VECTOR (0 downto 0);&#10;&#10;&#10;&#10;begin&#10;&#10;pos_neg &lt;= pos_neg_s(0);&#10;one_three &lt;= one_three_s (0);&#10;&#10;simulation : process&#10;&#10;-- procedure for vector generation&#10;&#10;procedure check_num_gen(constant a, b: in INTEGER; c : in STD_LOGIC) is&#10;begin&#10;-- Assign values to estimuli_module´s outputs.&#10;pos_neg_s &lt;= std_logic_vector(to_unsigned(a,1));&#10;one_three_s &lt;= std_logic_vector(to_unsigned(b,1));&#10;one_num_gen &lt;= c;&#10;&#10;&#10;wait for TIME_DELTA;&#10;end procedure check_num_gen;&#10;&#10;begin&#10;&#10;-- test vectors application&#10;&#10;check_num_gen(0, 0, '0');&#10;check_num_gen(0, 1, '0');&#10;check_num_gen(1, 0, '0');&#10;check_num_gen(1, 1, '0');&#10;check_num_gen(0, 0, '1');&#10;check_num_gen(0, 1, '1');&#10;check_num_gen(1, 0, '1');&#10;check_num_gen(1, 1, '1');&#10;&#10;wait;&#10;end process simulation;&#10;end architecture test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>entity stimuli_module is</text:span></text:p>
            <text:p text:style-name="P1"><text:span text:style-name="T1"><text:tab/></text:span><text:span text:style-name="T1">generic</text:span></text:p>
            <text:p text:style-name="P1"><text:span text:style-name="T1"><text:tab/></text:span><text:span text:style-name="T1">(</text:span></text:p>
            <text:p text:style-name="P1"><text:span text:style-name="T1"><text:tab/></text:span><text:span text:style-name="T1">WIDTH</text:span><text:span text:style-name="T1"><text:tab/></text:span><text:span text:style-name="T1">: natural := 6</text:span></text:p>
            <text:p text:style-name="P1"><text:span text:style-name="T1"><text:tab/></text:span><text:span text:style-name="T1">);</text:span></text:p>
            <text:p text:style-name="P1"><text:span text:style-name="T1"/></text:p>
            <text:p text:style-name="P1"><text:span text:style-name="T1"><text:tab/></text:span><text:span text:style-name="T1">port</text:span></text:p>
            <text:p text:style-name="P1"><text:span text:style-name="T1"><text:tab/></text:span><text:span text:style-name="T1">(</text:span></text:p>
            <text:p text:style-name="P1"><text:span text:style-name="T1"><text:tab/></text:span><text:span text:style-name="T1">pos_neg</text:span><text:span text:style-name="T1"><text:tab/></text:span><text:span text:style-name="T1"><text:tab/></text:span><text:span text:style-name="T1"><text:tab/></text:span><text:span text:style-name="T1">: out STD_LOGIC;</text:span></text:p>
            <text:p text:style-name="P1"><text:span text:style-name="T1"><text:tab/></text:span><text:span text:style-name="T1">one_three</text:span><text:span text:style-name="T1"><text:tab/></text:span><text:span text:style-name="T1"><text:tab/></text:span><text:span text:style-name="T1"><text:tab/></text:span><text:span text:style-name="T1">: out STD_LOGIC;</text:span></text:p>
            <text:p text:style-name="P1"><text:span text:style-name="T1"><text:tab/></text:span><text:span text:style-name="T1">one_num_gen</text:span><text:span text:style-name="T1"><text:tab/></text:span><text:span text:style-name="T1"><text:tab/></text:span><text:span text:style-name="T1">: out STD_LOGIC;</text:span></text:p>
            <text:p text:style-name="P1"><text:span text:style-name="T1"><text:tab/></text:span><text:span text:style-name="T1">number</text:span><text:span text:style-name="T1"><text:tab/></text:span><text:span text:style-name="T1"><text:tab/></text:span><text:span text:style-name="T1"><text:tab/></text:span><text:span text:style-name="T1">: in STD_LOGIC_VECTOR (WIDTH-1 downto 0)</text:span></text:p>
            <text:p text:style-name="P1"><text:span text:style-name="T1"><text:tab/></text:span><text:span text:style-name="T1">);</text:span></text:p>
            <text:p text:style-name="P1"><text:span text:style-name="T1"/></text:p>
            <text:p text:style-name="P1"><text:span text:style-name="T1">end stimuli_module ;</text:span></text:p>
            <text:p text:style-name="P1"><text:span text:style-name="T1"/></text:p>
            <text:p text:style-name="P1"><text:span text:style-name="T1">architecture test of stimuli_module <text:s/>is</text:span></text:p>
            <text:p text:style-name="P1"><text:span text:style-name="T1">-- "Time" that will elapse between test vectors we submit to the component.</text:span></text:p>
            <text:p text:style-name="P1"><text:span text:style-name="T1">constant TIME_DELTA : time := 100 ns;</text:span></text:p>
            <text:p text:style-name="P1"><text:span text:style-name="T1"/></text:p>
            <text:p text:style-name="P1"><text:span text:style-name="T1">signal </text:span><text:span text:style-name="T1"><text:tab/></text:span><text:span text:style-name="T1">pos_neg_s</text:span><text:span text:style-name="T1"><text:tab/></text:span><text:span text:style-name="T1"><text:tab/></text:span><text:span text:style-name="T1">: <text:s/>STD_LOGIC_VECTOR (0 downto 0);</text:span></text:p>
            <text:p text:style-name="P1"><text:span text:style-name="T1">signal </text:span><text:span text:style-name="T1"><text:tab/></text:span><text:span text:style-name="T1">one_three_s</text:span><text:span text:style-name="T1"><text:tab/></text:span><text:span text:style-name="T1">: <text:s/>STD_LOGIC_VECTOR (0 downto 0);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begin</text:span></text:p>
            <text:p text:style-name="P1"><text:span text:style-name="T1"/></text:p>
            <text:p text:style-name="P1"><text:span text:style-name="T1">pos_neg &lt;= pos_neg_s(0);</text:span></text:p>
            <text:p text:style-name="P1"><text:span text:style-name="T1">one_three &lt;= one_three_s (0);</text:span></text:p>
            <text:p text:style-name="P1"><text:span text:style-name="T1"/></text:p>
            <text:p text:style-name="P1"><text:span text:style-name="T1">simulation : process</text:span></text:p>
            <text:p text:style-name="P1"><text:span text:style-name="T1"/></text:p>
            <text:p text:style-name="P1"><text:span text:style-name="T1">-- procedure for vector generation</text:span></text:p>
            <text:p text:style-name="P1"><text:span text:style-name="T1"/></text:p>
            <text:p text:style-name="P1"><text:span text:style-name="T1">procedure check_num_gen(constant a, b: in INTEGER; c : in STD_LOGIC) is</text:span></text:p>
            <text:p text:style-name="P1"><text:span text:style-name="T1">begin</text:span></text:p>
            <text:p text:style-name="P1"><text:span text:style-name="T1">-- Assign values to estimuli_module´s outputs.</text:span></text:p>
            <text:p text:style-name="P1"><text:span text:style-name="T1">pos_neg_s &lt;= std_logic_vector(to_unsigned(a,1));</text:span></text:p>
            <text:p text:style-name="P1"><text:span text:style-name="T1">one_three_s &lt;= std_logic_vector(to_unsigned(b,1));</text:span></text:p>
            <text:p text:style-name="P1"><text:span text:style-name="T1">one_num_gen &lt;= c;</text:span></text:p>
            <text:p text:style-name="P1"><text:span text:style-name="T1"/></text:p>
            <text:p text:style-name="P1"><text:span text:style-name="T1"/></text:p>
            <text:p text:style-name="P1"><text:span text:style-name="T1">wait for TIME_DELTA;</text:span></text:p>
            <text:p text:style-name="P1"><text:span text:style-name="T1">end procedure check_num_gen;</text:span></text:p>
            <text:p text:style-name="P1"><text:span text:style-name="T1"/></text:p>
            <text:p text:style-name="P1"><text:span text:style-name="T1">begin</text:span></text:p>
            <text:p text:style-name="P1"><text:span text:style-name="T1"/></text:p>
            <text:p text:style-name="P1"><text:span text:style-name="T1">-- test vectors application</text:span></text:p>
            <text:p text:style-name="P1"><text:span text:style-name="T1"/></text:p>
            <text:p text:style-name="P1"><text:span text:style-name="T1">check_num_gen(0, 0, '0');</text:span></text:p>
            <text:p text:style-name="P1"><text:span text:style-name="T1">check_num_gen(0, 1, '0');</text:span></text:p>
            <text:p text:style-name="P1"><text:span text:style-name="T1">check_num_gen(1, 0, '0');</text:span></text:p>
            <text:p text:style-name="P1"><text:span text:style-name="T1">check_num_gen(1, 1, '0');</text:span></text:p>
            <text:p text:style-name="P1"><text:span text:style-name="T1">check_num_gen(0, 0, '1');</text:span></text:p>
            <text:p text:style-name="P1"><text:span text:style-name="T1">check_num_gen(0, 1, '1');</text:span></text:p>
            <text:p text:style-name="P1"><text:span text:style-name="T1">check_num_gen(1, 0, '1');</text:span></text:p>
            <text:p text:style-name="P1"><text:span text:style-name="T1">check_num_gen(1, 1, '1');</text:span></text:p>
            <text:p text:style-name="P1"><text:span text:style-name="T1"/></text:p>
            <text:p text:style-name="P1"><text:span text:style-name="T1">wait;</text:span></text:p>
            <text:p text:style-name="P1"><text:span text:style-name="T1">end process simulation;</text:span></text:p>
            <text:p text:style-name="P1"><text:span text:style-name="T1">end architecture test;</text:span></text:p>
            <text:p text:style-name="P1"><text:span text:style-name="T1"/></text:p>
          </form:textarea>
          <form:textarea form:name="Caixa de texto 6" form:control-implementation="ooo:com.sun.star.form.component.TextField" xml:id="control8" form:id="control8" form:current-value="-------------------------------------------------------------------------------&#10;--&#10;-- Title       : No Title&#10;-- Design      : Snake&#10;-- Author      : C1-53A&#10;-- Company     : Hewlett-Packard Company&#10;--&#10;-------------------------------------------------------------------------------&#10;--&#10;-- File        : C:\Users\C1-53A\Google Drive\Uni\USP\Projeto_Wang\Project\Snake\Snake\compile\fsm_main.vhd&#10;-- Generated   : 11/10/16 12:44:24&#10;-- From        : C:\Users\C1-53A\Google Drive\Uni\USP\Projeto_Wang\Project\Snake\Snake\src\fsm_main.asf&#10;-- By          : FSM2VHDL ver. 5.0.7.2&#10;--&#10;-------------------------------------------------------------------------------&#10;--&#10;-- Description :&#10;--&#10;-------------------------------------------------------------------------------&#10;package my_package is&#10;&#10;type CONTROL_SELECT is&#10;    (&#10;    INIT_CON,&#10;    FOOD_CON,&#10;    STEP_CON&#10;    );&#10;&#10;&#10;end package;&#10;&#10;&#10;library IEEE;&#10;use IEEE.std_logic_1164.all;&#10;use IEEE.std_logic_arith.all;&#10;use IEEE.std_logic_unsigned.all;&#10;use work.my_package.all;&#10;&#10;&#10;entity fsm_main is&#10;    port&#10;    (&#10;    clk             : in STD_LOGIC;         --from system&#10;    res             : in STD_LOGIC;         --from system&#10;    cnt_rdy         : in STD_LOGIC;         --from system&#10;    cmp_food_flag   : in STD_LOGIC;         --from datapath/comparator module&#10;    fsm_i_done      : in STD_LOGIC;         --from fsm_init&#10;    fsm_f_done      : in STD_LOGIC;         --from fsm_food_spawn&#10;    fsm_s_done      : in STD_LOGIC;         --from fsm_step&#10;    fsm_s_game_over : in STD_LOGIC;         --from fsm_step&#10;    con_sel         : out CONTROL_SELECT;   --to internal&#10;    fsm_i_start     : out STD_LOGIC;        --to fsm_init&#10;    fsm_f_start     : out STD_LOGIC;        --to fsm_food&#10;    fsm_s_start     : out STD_LOGIC         --to fsm_start&#10;    );&#10;end fsm_main;&#10;&#10;architecture arch of fsm_main is&#10;&#10;&#10;-- SYMBOLIC ENCODED FSM STATES&#10;type STATE_TYPE_MAIN is (&#10;    INIT_ATIVATION, FOOD_ACTIVATION, IDLE, STEP_ACTIVATION, GAME_OVER&#10;);&#10;&#10;signal STATE, NEXT_STATE: STATE_TYPE_MAIN;&#10;&#10;-- Declarations of pre-registered internal signals&#10;&#10;begin&#10;&#10;------------------------------------&#10;-- Next to Current State Logic (sequential)&#10;------------------------------------&#10;upd_state:  process (clk)&#10;                begin&#10;                    if clk'event and clk = '1' then&#10;                        if(res = '1')   then&#10;                            STATE &lt;= INIT_ATIVATION;&#10;                        else&#10;                            STATE &lt;= NEXT_STATE;&#10;                        end if;&#10;                    end if;&#10;                end process;&#10;&#10;&#10;------------------------------------&#10;-- Next State Logic (combinatorial)&#10;------------------------------------&#10;&#10;upd_next_state: process (cnt_rdy, cmp_food_flag, fsm_i_done, fsm_f_done, fsm_s_done, fsm_s_game_over, STATE)&#10;begin&#10;    case STATE is&#10;        when INIT_ATIVATION =&gt;&#10;            if(fsm_i_done = '1') then&#10;                NEXT_STATE &lt;= FOOD_ACTIVATION;&#10;            else&#10;                NEXT_STATE &lt;= INIT_ATIVATION;&#10;            end if;&#10;&#10;        when FOOD_ACTIVATION =&gt;&#10;            if(fsm_f_done = '1') then&#10;                NEXT_STATE &lt;= IDLE;&#10;            else&#10;                NEXT_STATE &lt;= FOOD_ACTIVATION;&#10;            end if;&#10;&#10;        when IDLE =&gt;&#10;            if(cnt_rdy = '1') then&#10;                NEXT_STATE &lt;= STEP_ACTIVATION;&#10;            else&#10;                NEXT_STATE &lt;= IDLE;&#10;            end if;&#10;&#10;        when STEP_ACTIVATION =&gt;&#10;            if (fsm_s_game_over = '1') then&#10;                NEXT_STATE &lt;= GAME_OVER;&#10;            elsif(cmp_food_flag = '1') then -- fsm_s_game_over = 0&#10;                NEXT_STATE &lt;= FOOD_ACTIVATION;&#10;            elsif(fsm_s_done = '1') then -- fsm_s_game_over = 0 &amp;&amp; cmp_food_flag = 0&#10;                NEXT_STATE &lt;= IDLE;&#10;            else&#10;                NEXT_STATE &lt;= STEP_ACTIVATION;&#10;            end if;&#10;&#10;        when GAME_OVER =&gt;&#10;            NEXT_STATE &lt;= GAME_OVER;&#10;&#10;        when others =&gt;&#10;            null;&#10;&#10;    end case;&#10;end process;&#10;&#10;&#10;------------------------------------&#10;-- OUTPUT Logic (combinatorial)&#10;------------------------------------&#10;upd_output: process (STATE)&#10;begin&#10;    case STATE is&#10;        when INIT_ATIVATION =&gt;&#10;            con_sel &lt;= INIT_CON;&#10;            fsm_i_start &lt;= '1';&#10;            fsm_f_start &lt;= '0';&#10;            fsm_s_start &lt;= '0';&#10;&#10;        when FOOD_ACTIVATION =&gt;&#10;            con_sel &lt;= FOOD_CON;&#10;            fsm_i_start &lt;= '0';&#10;            fsm_f_start &lt;= '1';&#10;            fsm_s_start &lt;= '0';&#10;&#10;        when IDLE =&gt;&#10;            con_sel &lt;= STEP_CON;&#10;            fsm_i_start &lt;= '0';&#10;            fsm_f_start &lt;= '0';&#10;            fsm_s_start &lt;= '0';&#10;&#10;        when STEP_ACTIVATION =&gt;&#10;            con_sel &lt;= STEP_CON;&#10;            fsm_i_start &lt;= '0';&#10;            fsm_f_start &lt;= '0';&#10;            fsm_s_start &lt;= '1';&#10;&#10;        when GAME_OVER  =&gt;&#10;            con_sel &lt;= STEP_CON;&#10;            fsm_i_start &lt;= '0';&#10;            fsm_f_start &lt;= '0';&#10;            fsm_s_start &lt;= '0';&#10;&#10;        when others =&gt;&#10;            null;&#10;&#10;    end case;&#10;end process;&#10;&#10;end arch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-------------------------------------------------------------------------------</text:span></text:p>
            <text:p text:style-name="P1"><text:span text:style-name="T1">--</text:span></text:p>
            <text:p text:style-name="P1"><text:span text:style-name="T1">-- Title <text:s text:c="6"/>: No Title</text:span></text:p>
            <text:p text:style-name="P1"><text:span text:style-name="T1">-- Design <text:s text:c="5"/>: Snake</text:span></text:p>
            <text:p text:style-name="P1"><text:span text:style-name="T1">-- Author <text:s text:c="5"/>: C1-53A</text:span></text:p>
            <text:p text:style-name="P1"><text:span text:style-name="T1">-- Company <text:s text:c="4"/>: Hewlett-Packard Company</text:span></text:p>
            <text:p text:style-name="P1"><text:span text:style-name="T1">--</text:span></text:p>
            <text:p text:style-name="P1"><text:span text:style-name="T1">-------------------------------------------------------------------------------</text:span></text:p>
            <text:p text:style-name="P1"><text:span text:style-name="T1">--</text:span></text:p>
            <text:p text:style-name="P1"><text:span text:style-name="T1">-- File <text:s text:c="7"/>: C:\Users\C1-53A\Google </text:span><text:span text:style-name="T1">Drive\Uni\USP\Projeto_Wang\Project\Snake\Snake\compile\fsm_main.vhd</text:span></text:p>
            <text:p text:style-name="P1"><text:span text:style-name="T1">-- Generated <text:s text:c="2"/>: 11/10/16 12:44:24</text:span></text:p>
            <text:p text:style-name="P1"><text:span text:style-name="T1">-- From <text:s text:c="7"/>: C:\Users\C1-53A\Google </text:span><text:span text:style-name="T1">Drive\Uni\USP\Projeto_Wang\Project\Snake\Snake\src\fsm_main.asf</text:span></text:p>
            <text:p text:style-name="P1"><text:span text:style-name="T1">-- By <text:s text:c="9"/>: FSM2VHDL ver. 5.0.7.2</text:span></text:p>
            <text:p text:style-name="P1"><text:span text:style-name="T1">--</text:span></text:p>
            <text:p text:style-name="P1"><text:span text:style-name="T1">-------------------------------------------------------------------------------</text:span></text:p>
            <text:p text:style-name="P1"><text:span text:style-name="T1">--</text:span></text:p>
            <text:p text:style-name="P1"><text:span text:style-name="T1">-- Description :</text:span></text:p>
            <text:p text:style-name="P1"><text:span text:style-name="T1">--</text:span></text:p>
            <text:p text:style-name="P1"><text:span text:style-name="T1">-------------------------------------------------------------------------------</text:span></text:p>
            <text:p text:style-name="P1"><text:span text:style-name="T1">package my_package is</text:span></text:p>
            <text:p text:style-name="P1"><text:span text:style-name="T1"/></text:p>
            <text:p text:style-name="P1"><text:span text:style-name="T1">type CONTROL_SELECT is</text:span></text:p>
            <text:p text:style-name="P1"><text:span text:style-name="T1"><text:s text:c="4"/></text:span><text:span text:style-name="T1">(</text:span></text:p>
            <text:p text:style-name="P1"><text:span text:style-name="T1"><text:s text:c="4"/></text:span><text:span text:style-name="T1">INIT_CON,</text:span></text:p>
            <text:p text:style-name="P1"><text:span text:style-name="T1"><text:s text:c="4"/></text:span><text:span text:style-name="T1">FOOD_CON,</text:span></text:p>
            <text:p text:style-name="P1"><text:span text:style-name="T1"><text:s text:c="4"/></text:span><text:span text:style-name="T1">STEP_CON</text:span></text:p>
            <text:p text:style-name="P1"><text:span text:style-name="T1"><text:s text:c="4"/></text:span><text:span text:style-name="T1">);</text:span></text:p>
            <text:p text:style-name="P1"><text:span text:style-name="T1"/></text:p>
            <text:p text:style-name="P1"><text:span text:style-name="T1"/></text:p>
            <text:p text:style-name="P1"><text:span text:style-name="T1">end package;</text:span></text:p>
            <text:p text:style-name="P1"><text:span text:style-name="T1"/></text:p>
            <text:p text:style-name="P1"><text:span text:style-name="T1"/></text:p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std_logic_arith.all;</text:span></text:p>
            <text:p text:style-name="P1"><text:span text:style-name="T1">use IEEE.std_logic_unsigned.all;</text:span></text:p>
            <text:p text:style-name="P1"><text:span text:style-name="T1">use work.my_package.all;</text:span></text:p>
            <text:p text:style-name="P1"><text:span text:style-name="T1"/></text:p>
            <text:p text:style-name="P1"><text:span text:style-name="T1"/></text:p>
            <text:p text:style-name="P1"><text:span text:style-name="T1">entity fsm_main is</text:span></text:p>
            <text:p text:style-name="P1"><text:span text:style-name="T1"><text:s text:c="4"/></text:span><text:span text:style-name="T1">port</text:span></text:p>
            <text:p text:style-name="P1"><text:span text:style-name="T1"><text:s text:c="4"/></text:span><text:span text:style-name="T1">(</text:span></text:p>
            <text:p text:style-name="P1"><text:span text:style-name="T1"><text:s text:c="4"/></text:span><text:span text:style-name="T1">clk <text:s text:c="12"/>: in STD_LOGIC; <text:s text:c="8"/>--from system</text:span></text:p>
            <text:p text:style-name="P1"><text:span text:style-name="T1"><text:s text:c="4"/></text:span><text:span text:style-name="T1">res <text:s text:c="12"/>: in STD_LOGIC; <text:s text:c="8"/>--from system</text:span></text:p>
            <text:p text:style-name="P1"><text:span text:style-name="T1"><text:s text:c="4"/></text:span><text:span text:style-name="T1">cnt_rdy <text:s text:c="8"/>: in STD_LOGIC; <text:s text:c="8"/>--from system</text:span></text:p>
            <text:p text:style-name="P1"><text:span text:style-name="T1"><text:s text:c="4"/></text:span><text:span text:style-name="T1">cmp_food_flag <text:s text:c="2"/>: in STD_LOGIC; <text:s text:c="8"/>--from datapath/comparator module</text:span></text:p>
            <text:p text:style-name="P1"><text:span text:style-name="T1"><text:s text:c="4"/></text:span><text:span text:style-name="T1">fsm_i_done <text:s text:c="5"/>: in STD_LOGIC; <text:s text:c="8"/>--from fsm_init</text:span></text:p>
            <text:p text:style-name="P1"><text:span text:style-name="T1"><text:s text:c="4"/></text:span><text:span text:style-name="T1">fsm_f_done <text:s text:c="5"/>: in STD_LOGIC; <text:s text:c="8"/>--from fsm_food_spawn</text:span></text:p>
            <text:p text:style-name="P1"><text:span text:style-name="T1"><text:s text:c="4"/></text:span><text:span text:style-name="T1">fsm_s_done <text:s text:c="5"/>: in STD_LOGIC; <text:s text:c="8"/>--from fsm_step</text:span></text:p>
            <text:p text:style-name="P1"><text:span text:style-name="T1"><text:s text:c="4"/></text:span><text:span text:style-name="T1">fsm_s_game_over : in STD_LOGIC; <text:s text:c="8"/>--from fsm_step</text:span></text:p>
            <text:p text:style-name="P1"><text:span text:style-name="T1"><text:s text:c="4"/></text:span><text:span text:style-name="T1">con_sel <text:s text:c="8"/>: out CONTROL_SELECT; <text:s text:c="2"/>--to internal</text:span></text:p>
            <text:p text:style-name="P1"><text:span text:style-name="T1"><text:s text:c="4"/></text:span><text:span text:style-name="T1">fsm_i_start <text:s text:c="4"/>: out STD_LOGIC; <text:s text:c="7"/>--to fsm_init</text:span></text:p>
            <text:p text:style-name="P1"><text:span text:style-name="T1"><text:s text:c="4"/></text:span><text:span text:style-name="T1">fsm_f_start <text:s text:c="4"/>: out STD_LOGIC; <text:s text:c="7"/>--to fsm_food</text:span></text:p>
            <text:p text:style-name="P1"><text:span text:style-name="T1"><text:s text:c="4"/></text:span><text:span text:style-name="T1">fsm_s_start <text:s text:c="4"/>: out STD_LOGIC <text:s text:c="8"/>--to fsm_start</text:span></text:p>
            <text:p text:style-name="P1"><text:span text:style-name="T1"><text:s text:c="4"/></text:span><text:span text:style-name="T1">);</text:span></text:p>
            <text:p text:style-name="P1"><text:span text:style-name="T1">end fsm_main;</text:span></text:p>
            <text:p text:style-name="P1"><text:span text:style-name="T1"/></text:p>
            <text:p text:style-name="P1"><text:span text:style-name="T1">architecture arch of fsm_main is</text:span></text:p>
            <text:p text:style-name="P1"><text:span text:style-name="T1"/></text:p>
            <text:p text:style-name="P1"><text:span text:style-name="T1"/></text:p>
            <text:p text:style-name="P1"><text:span text:style-name="T1">-- SYMBOLIC ENCODED FSM STATES</text:span></text:p>
            <text:p text:style-name="P1"><text:span text:style-name="T1">type STATE_TYPE_MAIN is (</text:span></text:p>
            <text:p text:style-name="P1"><text:span text:style-name="T1"><text:s text:c="4"/></text:span><text:span text:style-name="T1">INIT_ATIVATION, FOOD_ACTIVATION, IDLE, STEP_ACTIVATION, </text:span><text:span text:style-name="T1">GAME_OVER</text:span></text:p>
            <text:p text:style-name="P1"><text:span text:style-name="T1">);</text:span></text:p>
            <text:p text:style-name="P1"><text:span text:style-name="T1"/></text:p>
            <text:p text:style-name="P1"><text:span text:style-name="T1">signal STATE, NEXT_STATE: STATE_TYPE_MAIN;</text:span></text:p>
            <text:p text:style-name="P1"><text:span text:style-name="T1"/></text:p>
            <text:p text:style-name="P1"><text:span text:style-name="T1">-- Declarations of pre-registered internal signals</text:span></text:p>
            <text:p text:style-name="P1"><text:span text:style-name="T1"/></text:p>
            <text:p text:style-name="P1"><text:span text:style-name="T1">begin</text:span></text:p>
            <text:p text:style-name="P1"><text:span text:style-name="T1"/></text:p>
            <text:p text:style-name="P1"><text:span text:style-name="T1">------------------------------------</text:span></text:p>
            <text:p text:style-name="P1"><text:span text:style-name="T1">-- Next to Current State Logic (sequential)</text:span></text:p>
            <text:p text:style-name="P1"><text:span text:style-name="T1">------------------------------------</text:span></text:p>
            <text:p text:style-name="P1"><text:span text:style-name="T1">upd_state: <text:s/>process (clk)</text:span></text:p>
            <text:p text:style-name="P1"><text:span text:style-name="T1"><text:s text:c="16"/></text:span><text:span text:style-name="T1">begin</text:span></text:p>
            <text:p text:style-name="P1"><text:span text:style-name="T1"><text:s text:c="20"/></text:span><text:span text:style-name="T1">if clk'event and clk = '1' then</text:span></text:p>
            <text:p text:style-name="P1"><text:span text:style-name="T1"><text:s text:c="24"/></text:span><text:span text:style-name="T1">if(res = '1') <text:s text:c="2"/>then</text:span></text:p>
            <text:p text:style-name="P1"><text:span text:style-name="T1"><text:s text:c="28"/></text:span><text:span text:style-name="T1">STATE &lt;= INIT_ATIVATION;</text:span></text:p>
            <text:p text:style-name="P1"><text:span text:style-name="T1"><text:s text:c="24"/></text:span><text:span text:style-name="T1">else</text:span></text:p>
            <text:p text:style-name="P1"><text:span text:style-name="T1"><text:s text:c="28"/></text:span><text:span text:style-name="T1">STATE &lt;= NEXT_STATE;</text:span></text:p>
            <text:p text:style-name="P1"><text:span text:style-name="T1"><text:s text:c="24"/></text:span><text:span text:style-name="T1">end if;</text:span></text:p>
            <text:p text:style-name="P1"><text:span text:style-name="T1"><text:s text:c="20"/></text:span><text:span text:style-name="T1">end if;</text:span></text:p>
            <text:p text:style-name="P1"><text:span text:style-name="T1"><text:s text:c="16"/></text:span><text:span text:style-name="T1">end process;</text:span></text:p>
            <text:p text:style-name="P1"><text:span text:style-name="T1"/></text:p>
            <text:p text:style-name="P1"><text:span text:style-name="T1"/></text:p>
            <text:p text:style-name="P1"><text:span text:style-name="T1">------------------------------------</text:span></text:p>
            <text:p text:style-name="P1"><text:span text:style-name="T1">-- Next State Logic (combinatorial)</text:span></text:p>
            <text:p text:style-name="P1"><text:span text:style-name="T1">------------------------------------</text:span></text:p>
            <text:p text:style-name="P1"><text:span text:style-name="T1"/></text:p>
            <text:p text:style-name="P1"><text:span text:style-name="T1">upd_next_state: process (cnt_rdy, cmp_food_flag, fsm_i_done, fsm_f_done, fsm_s_done, </text:span><text:span text:style-name="T1">fsm_s_game_over, STATE)</text:span></text:p>
            <text:p text:style-name="P1"><text:span text:style-name="T1">begin</text:span></text:p>
            <text:p text:style-name="P1"><text:span text:style-name="T1"><text:s text:c="4"/></text:span><text:span text:style-name="T1">case STATE is</text:span></text:p>
            <text:p text:style-name="P1"><text:span text:style-name="T1"><text:s text:c="8"/></text:span><text:span text:style-name="T1">when INIT_ATIVATION =&gt;</text:span></text:p>
            <text:p text:style-name="P1"><text:span text:style-name="T1"><text:s text:c="12"/></text:span><text:span text:style-name="T1">if(fsm_i_done = '1') then</text:span></text:p>
            <text:p text:style-name="P1"><text:span text:style-name="T1"><text:s text:c="16"/></text:span><text:span text:style-name="T1">NEXT_STATE &lt;= FOOD_ACTIVATION;</text:span></text:p>
            <text:p text:style-name="P1"><text:span text:style-name="T1"><text:s text:c="12"/></text:span><text:span text:style-name="T1">else</text:span></text:p>
            <text:p text:style-name="P1"><text:span text:style-name="T1"><text:s text:c="16"/></text:span><text:span text:style-name="T1">NEXT_STATE &lt;= INIT_ATIVATION;</text:span></text:p>
            <text:p text:style-name="P1"><text:span text:style-name="T1"><text:s text:c="12"/></text:span><text:span text:style-name="T1">end if;</text:span></text:p>
            <text:p text:style-name="P1"><text:span text:style-name="T1"/></text:p>
            <text:p text:style-name="P1"><text:span text:style-name="T1"><text:s text:c="8"/></text:span><text:span text:style-name="T1">when FOOD_ACTIVATION =&gt;</text:span></text:p>
            <text:p text:style-name="P1"><text:span text:style-name="T1"><text:s text:c="12"/></text:span><text:span text:style-name="T1">if(fsm_f_done = '1') then</text:span></text:p>
            <text:p text:style-name="P1"><text:span text:style-name="T1"><text:s text:c="16"/></text:span><text:span text:style-name="T1">NEXT_STATE &lt;= IDLE;</text:span></text:p>
            <text:p text:style-name="P1"><text:span text:style-name="T1"><text:s text:c="12"/></text:span><text:span text:style-name="T1">else</text:span></text:p>
            <text:p text:style-name="P1"><text:span text:style-name="T1"><text:s text:c="16"/></text:span><text:span text:style-name="T1">NEXT_STATE &lt;= FOOD_ACTIVATION;</text:span></text:p>
            <text:p text:style-name="P1"><text:span text:style-name="T1"><text:s text:c="12"/></text:span><text:span text:style-name="T1">end if;</text:span></text:p>
            <text:p text:style-name="P1"><text:span text:style-name="T1"/></text:p>
            <text:p text:style-name="P1"><text:span text:style-name="T1"><text:s text:c="8"/></text:span><text:span text:style-name="T1">when IDLE =&gt;</text:span></text:p>
            <text:p text:style-name="P1"><text:span text:style-name="T1"><text:s text:c="12"/></text:span><text:span text:style-name="T1">if(cnt_rdy = '1') then</text:span></text:p>
            <text:p text:style-name="P1"><text:span text:style-name="T1"><text:s text:c="16"/></text:span><text:span text:style-name="T1">NEXT_STATE &lt;= STEP_ACTIVATION;</text:span></text:p>
            <text:p text:style-name="P1"><text:span text:style-name="T1"><text:s text:c="12"/></text:span><text:span text:style-name="T1">else</text:span></text:p>
            <text:p text:style-name="P1"><text:span text:style-name="T1"><text:s text:c="16"/></text:span><text:span text:style-name="T1">NEXT_STATE &lt;= IDLE;</text:span></text:p>
            <text:p text:style-name="P1"><text:span text:style-name="T1"><text:s text:c="12"/></text:span><text:span text:style-name="T1">end if;</text:span></text:p>
            <text:p text:style-name="P1"><text:span text:style-name="T1"/></text:p>
            <text:p text:style-name="P1"><text:span text:style-name="T1"><text:s text:c="8"/></text:span><text:span text:style-name="T1">when STEP_ACTIVATION =&gt;</text:span></text:p>
            <text:p text:style-name="P1"><text:span text:style-name="T1"><text:s text:c="12"/></text:span><text:span text:style-name="T1">if (fsm_s_game_over = '1') then</text:span></text:p>
            <text:p text:style-name="P1"><text:span text:style-name="T1"><text:s text:c="16"/></text:span><text:span text:style-name="T1">NEXT_STATE &lt;= GAME_OVER;</text:span></text:p>
            <text:p text:style-name="P1"><text:span text:style-name="T1"><text:s text:c="12"/></text:span><text:span text:style-name="T1">elsif(cmp_food_flag = '1') then -- fsm_s_game_over = 0</text:span></text:p>
            <text:p text:style-name="P1"><text:span text:style-name="T1"><text:s text:c="16"/></text:span><text:span text:style-name="T1">NEXT_STATE &lt;= FOOD_ACTIVATION;</text:span></text:p>
            <text:p text:style-name="P1"><text:span text:style-name="T1"><text:s text:c="12"/></text:span><text:span text:style-name="T1">elsif(fsm_s_done = '1') then -- fsm_s_game_over = 0 &amp;&amp; cmp_food_flag = 0</text:span></text:p>
            <text:p text:style-name="P1"><text:span text:style-name="T1"><text:s text:c="16"/></text:span><text:span text:style-name="T1">NEXT_STATE &lt;= IDLE;</text:span></text:p>
            <text:p text:style-name="P1"><text:span text:style-name="T1"><text:s text:c="12"/></text:span><text:span text:style-name="T1">else</text:span></text:p>
            <text:p text:style-name="P1"><text:span text:style-name="T1"><text:s text:c="16"/></text:span><text:span text:style-name="T1">NEXT_STATE &lt;= STEP_ACTIVATION;</text:span></text:p>
            <text:p text:style-name="P1"><text:span text:style-name="T1"><text:s text:c="12"/></text:span><text:span text:style-name="T1">end if;</text:span></text:p>
            <text:p text:style-name="P1"><text:span text:style-name="T1"/></text:p>
            <text:p text:style-name="P1"><text:span text:style-name="T1"><text:s text:c="8"/></text:span><text:span text:style-name="T1">when GAME_OVER =&gt;</text:span></text:p>
            <text:p text:style-name="P1"><text:span text:style-name="T1"><text:s text:c="12"/></text:span><text:span text:style-name="T1">NEXT_STATE &lt;= GAME_OVER;</text:span></text:p>
            <text:p text:style-name="P1"><text:span text:style-name="T1"/></text:p>
            <text:p text:style-name="P1"><text:span text:style-name="T1"><text:s text:c="8"/></text:span><text:span text:style-name="T1">when others =&gt;</text:span></text:p>
            <text:p text:style-name="P1"><text:span text:style-name="T1"><text:s text:c="12"/></text:span><text:span text:style-name="T1">null;</text:span></text:p>
            <text:p text:style-name="P1"><text:span text:style-name="T1"/></text:p>
            <text:p text:style-name="P1"><text:span text:style-name="T1"><text:s text:c="4"/></text:span><text:span text:style-name="T1">end case;</text:span></text:p>
            <text:p text:style-name="P1"><text:span text:style-name="T1">end process;</text:span></text:p>
            <text:p text:style-name="P1"><text:span text:style-name="T1"/></text:p>
            <text:p text:style-name="P1"><text:span text:style-name="T1"/></text:p>
            <text:p text:style-name="P1"><text:span text:style-name="T1">------------------------------------</text:span></text:p>
            <text:p text:style-name="P1"><text:span text:style-name="T1">-- OUTPUT Logic (combinatorial)</text:span></text:p>
            <text:p text:style-name="P1"><text:span text:style-name="T1">------------------------------------</text:span></text:p>
            <text:p text:style-name="P1"><text:span text:style-name="T1">upd_output: process (STATE)</text:span></text:p>
            <text:p text:style-name="P1"><text:span text:style-name="T1">begin</text:span></text:p>
            <text:p text:style-name="P1"><text:span text:style-name="T1"><text:s text:c="4"/></text:span><text:span text:style-name="T1">case STATE is</text:span></text:p>
            <text:p text:style-name="P1"><text:span text:style-name="T1"><text:s text:c="8"/></text:span><text:span text:style-name="T1">when INIT_ATIVATION =&gt;</text:span></text:p>
            <text:p text:style-name="P1"><text:span text:style-name="T1"><text:s text:c="12"/></text:span><text:span text:style-name="T1">con_sel &lt;= INIT_CON;</text:span></text:p>
            <text:p text:style-name="P1"><text:span text:style-name="T1"><text:s text:c="12"/></text:span><text:span text:style-name="T1">fsm_i_start &lt;= '1';</text:span></text:p>
            <text:p text:style-name="P1"><text:span text:style-name="T1"><text:s text:c="12"/></text:span><text:span text:style-name="T1">fsm_f_start &lt;= '0';</text:span></text:p>
            <text:p text:style-name="P1"><text:span text:style-name="T1"><text:s text:c="12"/></text:span><text:span text:style-name="T1">fsm_s_start &lt;= '0';</text:span></text:p>
            <text:p text:style-name="P1"><text:span text:style-name="T1"/></text:p>
            <text:p text:style-name="P1"><text:span text:style-name="T1"><text:s text:c="8"/></text:span><text:span text:style-name="T1">when FOOD_ACTIVATION =&gt;</text:span></text:p>
            <text:p text:style-name="P1"><text:span text:style-name="T1"><text:s text:c="12"/></text:span><text:span text:style-name="T1">con_sel &lt;= FOOD_CON;</text:span></text:p>
            <text:p text:style-name="P1"><text:span text:style-name="T1"><text:s text:c="12"/></text:span><text:span text:style-name="T1">fsm_i_start &lt;= '0';</text:span></text:p>
            <text:p text:style-name="P1"><text:span text:style-name="T1"><text:s text:c="12"/></text:span><text:span text:style-name="T1">fsm_f_start &lt;= '1';</text:span></text:p>
            <text:p text:style-name="P1"><text:span text:style-name="T1"><text:s text:c="12"/></text:span><text:span text:style-name="T1">fsm_s_start &lt;= '0';</text:span></text:p>
            <text:p text:style-name="P1"><text:span text:style-name="T1"/></text:p>
            <text:p text:style-name="P1"><text:span text:style-name="T1"><text:s text:c="8"/></text:span><text:span text:style-name="T1">when IDLE =&gt;</text:span></text:p>
            <text:p text:style-name="P1"><text:span text:style-name="T1"><text:s text:c="12"/></text:span><text:span text:style-name="T1">con_sel &lt;= STEP_CON;</text:span></text:p>
            <text:p text:style-name="P1"><text:span text:style-name="T1"><text:s text:c="12"/></text:span><text:span text:style-name="T1">fsm_i_start &lt;= '0';</text:span></text:p>
            <text:p text:style-name="P1"><text:span text:style-name="T1"><text:s text:c="12"/></text:span><text:span text:style-name="T1">fsm_f_start &lt;= '0';</text:span></text:p>
            <text:p text:style-name="P1"><text:span text:style-name="T1"><text:s text:c="12"/></text:span><text:span text:style-name="T1">fsm_s_start &lt;= '0';</text:span></text:p>
            <text:p text:style-name="P1"><text:span text:style-name="T1"/></text:p>
            <text:p text:style-name="P1"><text:span text:style-name="T1"><text:s text:c="8"/></text:span><text:span text:style-name="T1">when STEP_ACTIVATION =&gt;</text:span></text:p>
            <text:p text:style-name="P1"><text:span text:style-name="T1"><text:s text:c="12"/></text:span><text:span text:style-name="T1">con_sel &lt;= STEP_CON;</text:span></text:p>
            <text:p text:style-name="P1"><text:span text:style-name="T1"><text:s text:c="12"/></text:span><text:span text:style-name="T1">fsm_i_start &lt;= '0';</text:span></text:p>
            <text:p text:style-name="P1"><text:span text:style-name="T1"><text:s text:c="12"/></text:span><text:span text:style-name="T1">fsm_f_start &lt;= '0';</text:span></text:p>
            <text:p text:style-name="P1"><text:span text:style-name="T1"><text:s text:c="12"/></text:span><text:span text:style-name="T1">fsm_s_start &lt;= '1';</text:span></text:p>
            <text:p text:style-name="P1"><text:span text:style-name="T1"/></text:p>
            <text:p text:style-name="P1"><text:span text:style-name="T1"><text:s text:c="8"/></text:span><text:span text:style-name="T1">when GAME_OVER <text:s/>=&gt;</text:span></text:p>
            <text:p text:style-name="P1"><text:span text:style-name="T1"><text:s text:c="12"/></text:span><text:span text:style-name="T1">con_sel &lt;= STEP_CON;</text:span></text:p>
            <text:p text:style-name="P1"><text:span text:style-name="T1"><text:s text:c="12"/></text:span><text:span text:style-name="T1">fsm_i_start &lt;= '0';</text:span></text:p>
            <text:p text:style-name="P1"><text:span text:style-name="T1"><text:s text:c="12"/></text:span><text:span text:style-name="T1">fsm_f_start &lt;= '0';</text:span></text:p>
            <text:p text:style-name="P1"><text:span text:style-name="T1"><text:s text:c="12"/></text:span><text:span text:style-name="T1">fsm_s_start &lt;= '0';</text:span></text:p>
            <text:p text:style-name="P1"><text:span text:style-name="T1"/></text:p>
            <text:p text:style-name="P1"><text:span text:style-name="T1"><text:s text:c="8"/></text:span><text:span text:style-name="T1">when others =&gt;</text:span></text:p>
            <text:p text:style-name="P1"><text:span text:style-name="T1"><text:s text:c="12"/></text:span><text:span text:style-name="T1">null;</text:span></text:p>
            <text:p text:style-name="P1"><text:span text:style-name="T1"/></text:p>
            <text:p text:style-name="P1"><text:span text:style-name="T1"><text:s text:c="4"/></text:span><text:span text:style-name="T1">end case;</text:span></text:p>
            <text:p text:style-name="P1"><text:span text:style-name="T1">end process;</text:span></text:p>
            <text:p text:style-name="P1"><text:span text:style-name="T1"/></text:p>
            <text:p text:style-name="P1"><text:span text:style-name="T1">end arch;</text:span></text:p>
            <text:p text:style-name="P1"><text:span text:style-name="T1"/></text:p>
          </form:textarea>
          <form:textarea form:name="Caixa de texto 7" form:control-implementation="ooo:com.sun.star.form.component.TextField" xml:id="control9" form:id="control9" form:current-value="library ieee;&#10;use ieee.std_logic_1164.all;&#10;use ieee.numeric_std.all;&#10;&#10;entity stimuli_seq_2 is&#10;    generic&#10;    (&#10;    WIDTH:         NATURAL := 8;&#10;    CLK_PERIOD      : TIME  :=  10ns&#10;    );&#10;&#10;    port&#10;    (&#10;    cnt_rdy     : out STD_LOGIC;                --from counter to fsms&#10;    cmp_food_flag   : out STD_LOGIC;            --from datapath/comparator module&#10;    fsm_i_done      : out STD_LOGIC;            --to fsm_init&#10;    fsm_f_done      : out STD_LOGIC;            --to fsm_food&#10;    fsm_s_done      : out STD_LOGIC;            --to fsm_step&#10;    fsm_s_game_over : out STD_LOGIC ;           --to fsm_step&#10;    clk : out STD_LOGIC;&#10;    rst : out STD_LOGIC;&#10;    fsm_i_start     : in STD_LOGIC;     --to fsm_init&#10;    fsm_f_start     : in STD_LOGIC;     --to fsm_food&#10;    fsm_s_start     : in STD_LOGIC          --to fsm_start&#10;    );&#10;&#10;end stimuli_seq_2 ;&#10;&#10;architecture test of stimuli_seq_2  is&#10;    signal clk_s : STD_LOGIC;&#10;&#10;    component clock_generator&#10;        generic (&#10;        CLK_PERIOD      : TIME  := 10ns&#10;        );&#10;&#10;        port (&#10;        clk     : out STD_LOGIC&#10;        );&#10;&#10;end component ;&#10;&#10;begin&#10;&#10;&#10;    clk &lt;=clk_s;&#10;&#10;    clock: clock_generator&#10;        port map&#10;        (&#10;        clk     =&gt; clk_s&#10;        );&#10;&#10;&#10;    sim : process&#10;&#10;procedure check_fsm(fsm_i_done_value, fsm_f_done_value, fsm_s_done_value, fsm_s_game_over_value, cmp_food_flag_value, cnt_rdy_value : in STD_LOGIC) is&#10;        begin&#10;            -- Assign values to estimuli_module´s outputs.&#10;            fsm_i_done &lt;= fsm_i_done_value;&#10;            fsm_f_done &lt;= fsm_f_done_value;&#10;            fsm_s_done &lt;= fsm_s_done_value;&#10;            fsm_s_game_over &lt;= fsm_s_game_over_value;&#10;            cmp_food_flag &lt;= cmp_food_flag_value;&#10;            cnt_rdy &lt;= cnt_rdy_value;&#10;&#10;            wait until rising_edge (clk_s);&#10;            -- Events at the rising edge of next clock cycle&#10;            end procedure check_fsm;&#10;&#10;        procedure reset_activate is    -- reset activation procedure&#10;        begin&#10;            wait until falling_edge(CLK_s);&#10;            rst &lt;= '1';&#10;            wait for CLK_PERIOD;&#10;            rst &lt;= '0';&#10;        end procedure reset_activate;&#10;&#10;&#10;    begin&#10;        -- Apply test vectors&#10;&#10;        check_fsm('0', '0', '0', '0', '0', '0');    -- analyze state transitions&#10;        reset_activate;&#10;&#10;    -- **initialization state** protocol&#10;&#10;        while (fsm_i_start /= '1')&#10;            loop&#10;            check_fsm('0', '0', '0', '0', '0', '0');    -- guaranteeing fsm_i_done='0'&#10;        end loop;&#10;&#10;        -- 25 ns&#10;&#10;        -- emulate some action&#10;&#10;        wait for 50*CLK_PERIOD;&#10;&#10;        -- 525 ns&#10;&#10;        -- forcing fsm_i_done='1'&#10;&#10;        check_fsm('1', '0', '0', '0', '0', '0');     -- forcing fsm_i_done='1' and fsm_f_done='0'&#10;&#10;        wait for CLK_PERIOD;&#10;&#10;        -- 540 ns&#10;&#10;    -- **food state** protocol&#10;&#10;        while (fsm_f_start /= '1')&#10;            loop&#10;            check_fsm('1', '0', '0', '0', '0', '0');  -- maintaining fsm_i_done='1' and fsm_f_done='0'&#10;        end loop;&#10;&#10;        -- FOOD_ACTIVATION&#10;&#10;        -- 540 ns&#10;&#10;        -- emulate some action&#10;&#10;        wait for 50*CLK_PERIOD;&#10;&#10;        check_fsm('0', '1', '0', '0', '0', '0');    -- forcing fsm_f_done='1' and fsm_s_done='0'&#10;&#10;        wait for CLK_PERIOD;&#10;&#10;        -- 1050 ns&#10;&#10;    -- **step state** protocol&#10;&#10;&#10;        while (fsm_f_start /= '0')&#10;            loop&#10;            check_fsm('0', '1', '0', '0', '0', '0');  -- maintaining fsm_f_done='1' and fsm_s_done='0'&#10;        end loop;&#10;&#10;        -- IDLE&#10;&#10;        check_fsm('0', '0', '0', '0', '0', '0');&#10;&#10;        wait for 50*CLK_PERIOD;&#10;&#10;        while (fsm_s_start /= '1')&#10;            loop&#10;            check_fsm('0', '0', '0', '0', '0', '1');  -- maintaining fsm_f_done='1' and fsm_s_done='0'&#10;        end loop;&#10;&#10;        -- STEP ACTIVATION&#10;&#10;        wait for 50*CLK_PERIOD;&#10;&#10;        while (fsm_s_start /= '0')&#10;            loop&#10;            check_fsm('0', '0', '0', '1', '0', '0');&#10;        end loop;&#10;&#10;        wait;&#10;    end process sim;&#10;end architecture test;&#10;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LineEndFormat" office:value-type="float" office:value="2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 text:style-name="P1"><text:span text:style-name="T1">library ieee;</text:span></text:p>
            <text:p text:style-name="P1"><text:span text:style-name="T1">use ieee.std_logic_1164.all;</text:span></text:p>
            <text:p text:style-name="P1"><text:span text:style-name="T1">use ieee.numeric_std.all;</text:span></text:p>
            <text:p text:style-name="P1"><text:span text:style-name="T1"/></text:p>
            <text:p text:style-name="P1"><text:span text:style-name="T1">entity stimuli_seq_2 is</text:span></text:p>
            <text:p text:style-name="P1"><text:span text:style-name="T1"><text:s text:c="4"/></text:span><text:span text:style-name="T1">generic</text:span></text:p>
            <text:p text:style-name="P1"><text:span text:style-name="T1"><text:s text:c="4"/></text:span><text:span text:style-name="T1">(</text:span></text:p>
            <text:p text:style-name="P1"><text:span text:style-name="T1"><text:s text:c="4"/></text:span><text:span text:style-name="T1">WIDTH: <text:s text:c="8"/>NATURAL := 8;</text:span></text:p>
            <text:p text:style-name="P1"><text:span text:style-name="T1"><text:s text:c="4"/></text:span><text:span text:style-name="T1">CLK_PERIOD <text:s text:c="5"/>: TIME <text:s/>:= <text:s/>10ns</text:span></text:p>
            <text:p text:style-name="P1"><text:span text:style-name="T1"><text:s text:c="4"/></text:span><text:span text:style-name="T1">);</text:span></text:p>
            <text:p text:style-name="P1"><text:span text:style-name="T1"/></text:p>
            <text:p text:style-name="P1"><text:span text:style-name="T1"><text:s text:c="4"/></text:span><text:span text:style-name="T1">port</text:span></text:p>
            <text:p text:style-name="P1"><text:span text:style-name="T1"><text:s text:c="4"/></text:span><text:span text:style-name="T1">(</text:span></text:p>
            <text:p text:style-name="P1"><text:span text:style-name="T1"><text:s text:c="4"/></text:span><text:span text:style-name="T1">cnt_rdy <text:s text:c="4"/>: out STD_LOGIC; <text:s text:c="15"/>--from counter to fsms</text:span></text:p>
            <text:p text:style-name="P1"><text:span text:style-name="T1"><text:s text:c="4"/></text:span><text:span text:style-name="T1">cmp_food_flag <text:s text:c="2"/>: out STD_LOGIC; <text:s text:c="11"/>--from datapath/comparator module</text:span></text:p>
            <text:p text:style-name="P1"><text:span text:style-name="T1"><text:s text:c="4"/></text:span><text:span text:style-name="T1">fsm_i_done <text:s text:c="5"/>: out STD_LOGIC; <text:s text:c="11"/>--to fsm_init</text:span></text:p>
            <text:p text:style-name="P1"><text:span text:style-name="T1"><text:s text:c="4"/></text:span><text:span text:style-name="T1">fsm_f_done <text:s text:c="5"/>: out STD_LOGIC; <text:s text:c="11"/>--to fsm_food</text:span></text:p>
            <text:p text:style-name="P1"><text:span text:style-name="T1"><text:s text:c="4"/></text:span><text:span text:style-name="T1">fsm_s_done <text:s text:c="5"/>: out STD_LOGIC; <text:s text:c="11"/>--to fsm_step</text:span></text:p>
            <text:p text:style-name="P1"><text:span text:style-name="T1"><text:s text:c="4"/></text:span><text:span text:style-name="T1">fsm_s_game_over : out STD_LOGIC ; <text:s text:c="10"/>--to fsm_step</text:span></text:p>
            <text:p text:style-name="P1"><text:span text:style-name="T1"><text:s text:c="4"/></text:span><text:span text:style-name="T1">clk : out STD_LOGIC;</text:span></text:p>
            <text:p text:style-name="P1"><text:span text:style-name="T1"><text:s text:c="4"/></text:span><text:span text:style-name="T1">rst : out STD_LOGIC;</text:span></text:p>
            <text:p text:style-name="P1"><text:span text:style-name="T1"><text:s text:c="4"/></text:span><text:span text:style-name="T1">fsm_i_start <text:s text:c="4"/>: in STD_LOGIC; <text:s text:c="4"/>--to fsm_init</text:span></text:p>
            <text:p text:style-name="P1"><text:span text:style-name="T1"><text:s text:c="4"/></text:span><text:span text:style-name="T1">fsm_f_start <text:s text:c="4"/>: in STD_LOGIC; <text:s text:c="4"/>--to fsm_food</text:span></text:p>
            <text:p text:style-name="P1"><text:span text:style-name="T1"><text:s text:c="4"/></text:span><text:span text:style-name="T1">fsm_s_start <text:s text:c="4"/>: in STD_LOGIC <text:s text:c="9"/>--to fsm_start</text:span></text:p>
            <text:p text:style-name="P1"><text:span text:style-name="T1"><text:s text:c="4"/></text:span><text:span text:style-name="T1">);</text:span></text:p>
            <text:p text:style-name="P1"><text:span text:style-name="T1"/></text:p>
            <text:p text:style-name="P1"><text:span text:style-name="T1">end stimuli_seq_2 ;</text:span></text:p>
            <text:p text:style-name="P1"><text:span text:style-name="T1"/></text:p>
            <text:p text:style-name="P1"><text:span text:style-name="T1">architecture test of stimuli_seq_2 <text:s/>is</text:span></text:p>
            <text:p text:style-name="P1"><text:span text:style-name="T1"><text:s text:c="4"/></text:span><text:span text:style-name="T1">signal clk_s : STD_LOGIC;</text:span></text:p>
            <text:p text:style-name="P1"><text:span text:style-name="T1"/></text:p>
            <text:p text:style-name="P1"><text:span text:style-name="T1"><text:s text:c="4"/></text:span><text:span text:style-name="T1">component clock_generator</text:span></text:p>
            <text:p text:style-name="P1"><text:span text:style-name="T1"><text:s text:c="8"/></text:span><text:span text:style-name="T1">generic (</text:span></text:p>
            <text:p text:style-name="P1"><text:span text:style-name="T1"><text:s text:c="8"/></text:span><text:span text:style-name="T1">CLK_PERIOD <text:s text:c="5"/>: TIME <text:s/>:= 10ns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<text:s text:c="8"/></text:span><text:span text:style-name="T1">port (</text:span></text:p>
            <text:p text:style-name="P1"><text:span text:style-name="T1"><text:s text:c="8"/></text:span><text:span text:style-name="T1">clk <text:s text:c="4"/>: out STD_LOGIC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>end component ;</text:span></text:p>
            <text:p text:style-name="P1"><text:span text:style-name="T1"/></text:p>
            <text:p text:style-name="P1"><text:span text:style-name="T1">begin</text:span></text:p>
            <text:p text:style-name="P1"><text:span text:style-name="T1"/></text:p>
            <text:p text:style-name="P1"><text:span text:style-name="T1"/></text:p>
            <text:p text:style-name="P1"><text:span text:style-name="T1"><text:s text:c="4"/></text:span><text:span text:style-name="T1">clk &lt;=clk_s;</text:span></text:p>
            <text:p text:style-name="P1"><text:span text:style-name="T1"/></text:p>
            <text:p text:style-name="P1"><text:span text:style-name="T1"><text:s text:c="4"/></text:span><text:span text:style-name="T1">clock: clock_generator</text:span></text:p>
            <text:p text:style-name="P1"><text:span text:style-name="T1"><text:s text:c="8"/></text:span><text:span text:style-name="T1">port map</text:span></text:p>
            <text:p text:style-name="P1"><text:span text:style-name="T1"><text:s text:c="8"/></text:span><text:span text:style-name="T1">(</text:span></text:p>
            <text:p text:style-name="P1"><text:span text:style-name="T1"><text:s text:c="8"/></text:span><text:span text:style-name="T1">clk <text:s text:c="4"/>=&gt; clk_s</text:span></text:p>
            <text:p text:style-name="P1"><text:span text:style-name="T1"><text:s text:c="8"/></text:span><text:span text:style-name="T1">);</text:span></text:p>
            <text:p text:style-name="P1"><text:span text:style-name="T1"/></text:p>
            <text:p text:style-name="P1"><text:span text:style-name="T1"/></text:p>
            <text:p text:style-name="P1"><text:span text:style-name="T1"><text:s text:c="4"/></text:span><text:span text:style-name="T1">sim : process</text:span></text:p>
            <text:p text:style-name="P1"><text:span text:style-name="T1"/></text:p>
            <text:p text:style-name="P1"><text:span text:style-name="T1">procedure check_fsm(fsm_i_done_value, fsm_f_done_value, fsm_s_done_value, </text:span><text:span text:style-name="T1">fsm_s_game_over_value, cmp_food_flag_value, cnt_rdy_value : in STD_LOGIC) is</text:span></text:p>
            <text:p text:style-name="P1"><text:span text:style-name="T1"><text:s text:c="8"/></text:span><text:span text:style-name="T1">begin</text:span></text:p>
            <text:p text:style-name="P1"><text:span text:style-name="T1"><text:s text:c="12"/></text:span><text:span text:style-name="T1">-- Assign values to estimuli_module´s outputs.</text:span></text:p>
            <text:p text:style-name="P1"><text:span text:style-name="T1"><text:s text:c="12"/></text:span><text:span text:style-name="T1">fsm_i_done &lt;= fsm_i_done_value;</text:span></text:p>
            <text:p text:style-name="P1"><text:span text:style-name="T1"><text:s text:c="12"/></text:span><text:span text:style-name="T1">fsm_f_done &lt;= fsm_f_done_value;</text:span></text:p>
            <text:p text:style-name="P1"><text:span text:style-name="T1"><text:s text:c="12"/></text:span><text:span text:style-name="T1">fsm_s_done &lt;= fsm_s_done_value;</text:span></text:p>
            <text:p text:style-name="P1"><text:span text:style-name="T1"><text:s text:c="12"/></text:span><text:span text:style-name="T1">fsm_s_game_over &lt;= fsm_s_game_over_value;</text:span></text:p>
            <text:p text:style-name="P1"><text:span text:style-name="T1"><text:s text:c="12"/></text:span><text:span text:style-name="T1">cmp_food_flag &lt;= cmp_food_flag_value;</text:span></text:p>
            <text:p text:style-name="P1"><text:span text:style-name="T1"><text:s text:c="12"/></text:span><text:span text:style-name="T1">cnt_rdy &lt;= cnt_rdy_value;</text:span></text:p>
            <text:p text:style-name="P1"><text:span text:style-name="T1"/></text:p>
            <text:p text:style-name="P1"><text:span text:style-name="T1"><text:s text:c="12"/></text:span><text:span text:style-name="T1">wait until rising_edge (clk_s);</text:span></text:p>
            <text:p text:style-name="P1"><text:span text:style-name="T1"><text:s text:c="12"/></text:span><text:span text:style-name="T1">-- Events at the rising edge of next clock cycle</text:span></text:p>
            <text:p text:style-name="P1"><text:span text:style-name="T1"><text:s text:c="12"/></text:span><text:span text:style-name="T1">end procedure check_fsm;</text:span></text:p>
            <text:p text:style-name="P1"><text:span text:style-name="T1"/></text:p>
            <text:p text:style-name="P1"><text:span text:style-name="T1"><text:s text:c="8"/></text:span><text:span text:style-name="T1">procedure reset_activate is <text:s text:c="3"/>-- reset activation procedure</text:span></text:p>
            <text:p text:style-name="P1"><text:span text:style-name="T1"><text:s text:c="8"/></text:span><text:span text:style-name="T1">begin</text:span></text:p>
            <text:p text:style-name="P1"><text:span text:style-name="T1"><text:s text:c="12"/></text:span><text:span text:style-name="T1">wait until falling_edge(CLK_s);</text:span></text:p>
            <text:p text:style-name="P1"><text:span text:style-name="T1"><text:s text:c="12"/></text:span><text:span text:style-name="T1">rst &lt;= '1';</text:span></text:p>
            <text:p text:style-name="P1"><text:span text:style-name="T1"><text:s text:c="12"/></text:span><text:span text:style-name="T1">wait for CLK_PERIOD;</text:span></text:p>
            <text:p text:style-name="P1"><text:span text:style-name="T1"><text:s text:c="12"/></text:span><text:span text:style-name="T1">rst &lt;= '0';</text:span></text:p>
            <text:p text:style-name="P1"><text:span text:style-name="T1"><text:s text:c="8"/></text:span><text:span text:style-name="T1">end procedure reset_activate;</text:span></text:p>
            <text:p text:style-name="P1"><text:span text:style-name="T1"/></text:p>
            <text:p text:style-name="P1"><text:span text:style-name="T1"/></text:p>
            <text:p text:style-name="P1"><text:span text:style-name="T1"><text:s text:c="4"/></text:span><text:span text:style-name="T1">begin</text:span></text:p>
            <text:p text:style-name="P1"><text:span text:style-name="T1"><text:s text:c="8"/></text:span><text:span text:style-name="T1">-- Apply test vectors</text:span></text:p>
            <text:p text:style-name="P1"><text:span text:style-name="T1"/></text:p>
            <text:p text:style-name="P1"><text:span text:style-name="T1"><text:s text:c="8"/></text:span><text:span text:style-name="T1">check_fsm('0', '0', '0', '0', '0', '0'); <text:s text:c="3"/>-- analyze state transitions</text:span></text:p>
            <text:p text:style-name="P1"><text:span text:style-name="T1"><text:s text:c="8"/></text:span><text:span text:style-name="T1">reset_activate;</text:span></text:p>
            <text:p text:style-name="P1"><text:span text:style-name="T1"/></text:p>
            <text:p text:style-name="P1"><text:span text:style-name="T1"><text:s text:c="4"/></text:span><text:span text:style-name="T1">-- **initialization state** protocol</text:span></text:p>
            <text:p text:style-name="P1"><text:span text:style-name="T1"/></text:p>
            <text:p text:style-name="P1"><text:span text:style-name="T1"><text:s text:c="8"/></text:span><text:span text:style-name="T1">while (fsm_i_start /= '1')</text:span></text:p>
            <text:p text:style-name="P1"><text:span text:style-name="T1"><text:s text:c="12"/></text:span><text:span text:style-name="T1">loop</text:span></text:p>
            <text:p text:style-name="P1"><text:span text:style-name="T1"><text:s text:c="12"/></text:span><text:span text:style-name="T1">check_fsm('0', '0', '0', '0', '0', '0'); <text:s text:c="3"/>-- guaranteeing fsm_i_done='0'</text:span></text:p>
            <text:p text:style-name="P1"><text:span text:style-name="T1"><text:s text:c="8"/></text:span><text:span text:style-name="T1">end loop;</text:span></text:p>
            <text:p text:style-name="P1"><text:span text:style-name="T1"/></text:p>
            <text:p text:style-name="P1"><text:span text:style-name="T1"><text:s text:c="8"/></text:span><text:span text:style-name="T1">-- 25 ns</text:span></text:p>
            <text:p text:style-name="P1"><text:span text:style-name="T1"/></text:p>
            <text:p text:style-name="P1"><text:span text:style-name="T1"><text:s text:c="8"/></text:span><text:span text:style-name="T1">-- emulate some action</text:span></text:p>
            <text:p text:style-name="P1"><text:span text:style-name="T1"/></text:p>
            <text:p text:style-name="P1"><text:span text:style-name="T1"><text:s text:c="8"/></text:span><text:span text:style-name="T1">wait for 50*CLK_PERIOD;</text:span></text:p>
            <text:p text:style-name="P1"><text:span text:style-name="T1"/></text:p>
            <text:p text:style-name="P1"><text:span text:style-name="T1"><text:s text:c="8"/></text:span><text:span text:style-name="T1">-- 525 ns</text:span></text:p>
            <text:p text:style-name="P1"><text:span text:style-name="T1"/></text:p>
            <text:p text:style-name="P1"><text:span text:style-name="T1"><text:s text:c="8"/></text:span><text:span text:style-name="T1">-- forcing fsm_i_done='1'</text:span></text:p>
            <text:p text:style-name="P1"><text:span text:style-name="T1"/></text:p>
            <text:p text:style-name="P1"><text:span text:style-name="T1"><text:s text:c="8"/></text:span><text:span text:style-name="T1">check_fsm('1', '0', '0', '0', '0', '0'); <text:s text:c="4"/>-- forcing fsm_i_done='1' and fsm_f_done='0'</text:span></text:p>
            <text:p text:style-name="P1"><text:span text:style-name="T1"/></text:p>
            <text:p text:style-name="P1"><text:span text:style-name="T1"><text:s text:c="8"/></text:span><text:span text:style-name="T1">wait for CLK_PERIOD;</text:span></text:p>
            <text:p text:style-name="P1"><text:span text:style-name="T1"/></text:p>
            <text:p text:style-name="P1"><text:span text:style-name="T1"><text:s text:c="8"/></text:span><text:span text:style-name="T1">-- 540 ns</text:span></text:p>
            <text:p text:style-name="P1"><text:span text:style-name="T1"/></text:p>
            <text:p text:style-name="P1"><text:span text:style-name="T1"><text:s text:c="4"/></text:span><text:span text:style-name="T1">-- **food state** protocol</text:span></text:p>
            <text:p text:style-name="P1"><text:span text:style-name="T1"/></text:p>
            <text:p text:style-name="P1"><text:span text:style-name="T1"><text:s text:c="8"/></text:span><text:span text:style-name="T1">while (fsm_f_start /= '1')</text:span></text:p>
            <text:p text:style-name="P1"><text:span text:style-name="T1"><text:s text:c="12"/></text:span><text:span text:style-name="T1">loop</text:span></text:p>
            <text:p text:style-name="P1"><text:span text:style-name="T1"><text:s text:c="12"/></text:span><text:span text:style-name="T1">check_fsm('1', '0', '0', '0', '0', '0'); <text:s/>-- maintaining fsm_i_done='1' and </text:span><text:span text:style-name="T1">fsm_f_done='0'</text:span></text:p>
            <text:p text:style-name="P1"><text:span text:style-name="T1"><text:s text:c="8"/></text:span><text:span text:style-name="T1">end loop;</text:span></text:p>
            <text:p text:style-name="P1"><text:span text:style-name="T1"/></text:p>
            <text:p text:style-name="P1"><text:span text:style-name="T1"><text:s text:c="8"/></text:span><text:span text:style-name="T1">-- FOOD_ACTIVATION</text:span></text:p>
            <text:p text:style-name="P1"><text:span text:style-name="T1"/></text:p>
            <text:p text:style-name="P1"><text:span text:style-name="T1"><text:s text:c="8"/></text:span><text:span text:style-name="T1">-- 540 ns</text:span></text:p>
            <text:p text:style-name="P1"><text:span text:style-name="T1"/></text:p>
            <text:p text:style-name="P1"><text:span text:style-name="T1"><text:s text:c="8"/></text:span><text:span text:style-name="T1">-- emulate some action</text:span></text:p>
            <text:p text:style-name="P1"><text:span text:style-name="T1"/></text:p>
            <text:p text:style-name="P1"><text:span text:style-name="T1"><text:s text:c="8"/></text:span><text:span text:style-name="T1">wait for 50*CLK_PERIOD;</text:span></text:p>
            <text:p text:style-name="P1"><text:span text:style-name="T1"/></text:p>
            <text:p text:style-name="P1"><text:span text:style-name="T1"><text:s text:c="8"/></text:span><text:span text:style-name="T1">check_fsm('0', '1', '0', '0', '0', '0'); <text:s text:c="3"/>-- forcing fsm_f_done='1' and fsm_s_done='0'</text:span></text:p>
            <text:p text:style-name="P1"><text:span text:style-name="T1"/></text:p>
            <text:p text:style-name="P1"><text:span text:style-name="T1"><text:s text:c="8"/></text:span><text:span text:style-name="T1">wait for CLK_PERIOD;</text:span></text:p>
            <text:p text:style-name="P1"><text:span text:style-name="T1"/></text:p>
            <text:p text:style-name="P1"><text:span text:style-name="T1"><text:s text:c="8"/></text:span><text:span text:style-name="T1">-- 1050 ns</text:span></text:p>
            <text:p text:style-name="P1"><text:span text:style-name="T1"/></text:p>
            <text:p text:style-name="P1"><text:span text:style-name="T1"><text:s text:c="4"/></text:span><text:span text:style-name="T1">-- **step state** protocol</text:span></text:p>
            <text:p text:style-name="P1"><text:span text:style-name="T1"/></text:p>
            <text:p text:style-name="P1"><text:span text:style-name="T1"/></text:p>
            <text:p text:style-name="P1"><text:span text:style-name="T1"><text:s text:c="8"/></text:span><text:span text:style-name="T1">while (fsm_f_start /= '0')</text:span></text:p>
            <text:p text:style-name="P1"><text:span text:style-name="T1"><text:s text:c="12"/></text:span><text:span text:style-name="T1">loop</text:span></text:p>
            <text:p text:style-name="P1"><text:span text:style-name="T1"><text:s text:c="12"/></text:span><text:span text:style-name="T1">check_fsm('0', '1', '0', '0', '0', '0'); <text:s/>-- maintaining fsm_f_done='1' and </text:span><text:span text:style-name="T1">fsm_s_done='0'</text:span></text:p>
            <text:p text:style-name="P1"><text:span text:style-name="T1"><text:s text:c="8"/></text:span><text:span text:style-name="T1">end loop;</text:span></text:p>
            <text:p text:style-name="P1"><text:span text:style-name="T1"/></text:p>
            <text:p text:style-name="P1"><text:span text:style-name="T1"><text:s text:c="8"/></text:span><text:span text:style-name="T1">-- IDLE</text:span></text:p>
            <text:p text:style-name="P1"><text:span text:style-name="T1"/></text:p>
            <text:p text:style-name="P1"><text:span text:style-name="T1"><text:s text:c="8"/></text:span><text:span text:style-name="T1">check_fsm('0', '0', '0', '0', '0', '0');</text:span></text:p>
            <text:p text:style-name="P1"><text:span text:style-name="T1"/></text:p>
            <text:p text:style-name="P1"><text:span text:style-name="T1"><text:s text:c="8"/></text:span><text:span text:style-name="T1">wait for 50*CLK_PERIOD;</text:span></text:p>
            <text:p text:style-name="P1"><text:span text:style-name="T1"/></text:p>
            <text:p text:style-name="P1"><text:span text:style-name="T1"><text:s text:c="8"/></text:span><text:span text:style-name="T1">while (fsm_s_start /= '1')</text:span></text:p>
            <text:p text:style-name="P1"><text:span text:style-name="T1"><text:s text:c="12"/></text:span><text:span text:style-name="T1">loop</text:span></text:p>
            <text:p text:style-name="P1"><text:span text:style-name="T1"><text:s text:c="12"/></text:span><text:span text:style-name="T1">check_fsm('0', '0', '0', '0', '0', '1'); <text:s/>-- maintaining fsm_f_done='1' and </text:span><text:span text:style-name="T1">fsm_s_done='0'</text:span></text:p>
            <text:p text:style-name="P1"><text:span text:style-name="T1"><text:s text:c="8"/></text:span><text:span text:style-name="T1">end loop;</text:span></text:p>
            <text:p text:style-name="P1"><text:span text:style-name="T1"/></text:p>
            <text:p text:style-name="P1"><text:span text:style-name="T1"><text:s text:c="8"/></text:span><text:span text:style-name="T1">-- STEP ACTIVATION</text:span></text:p>
            <text:p text:style-name="P1"><text:span text:style-name="T1"/></text:p>
            <text:p text:style-name="P1"><text:span text:style-name="T1"><text:s text:c="8"/></text:span><text:span text:style-name="T1">wait for 50*CLK_PERIOD;</text:span></text:p>
            <text:p text:style-name="P1"><text:span text:style-name="T1"/></text:p>
            <text:p text:style-name="P1"><text:span text:style-name="T1"><text:s text:c="8"/></text:span><text:span text:style-name="T1">while (fsm_s_start /= '0')</text:span></text:p>
            <text:p text:style-name="P1"><text:span text:style-name="T1"><text:s text:c="12"/></text:span><text:span text:style-name="T1">loop</text:span></text:p>
            <text:p text:style-name="P1"><text:span text:style-name="T1"><text:s text:c="12"/></text:span><text:span text:style-name="T1">check_fsm('0', '0', '0', '1', '0', '0');</text:span></text:p>
            <text:p text:style-name="P1"><text:span text:style-name="T1"><text:s text:c="8"/></text:span><text:span text:style-name="T1">end loop;</text:span></text:p>
            <text:p text:style-name="P1"><text:span text:style-name="T1"/></text:p>
            <text:p text:style-name="P1"><text:span text:style-name="T1"><text:s text:c="8"/></text:span><text:span text:style-name="T1">wait;</text:span></text:p>
            <text:p text:style-name="P1"><text:span text:style-name="T1"><text:s text:c="4"/></text:span><text:span text:style-name="T1">end process sim;</text:span></text:p>
            <text:p text:style-name="P1"><text:span text:style-name="T1">end architecture test;</text:span></text:p>
            <text:p text:style-name="P1"><text:span text:style-name="T1"/></text:p>
          </form:textarea>
          <form:image-frame form:name="Figura_3" form:control-implementation="ooo:com.sun.star.form.component.DatabaseImageControl" xml:id="control10" form:id="control10" form:image-data="Pictures/100000000000061D000002AA807E3FDEFD791015.bmp" form:data-field="Figura_3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span text:style-name="T2"><text:tab/></text:span><text:span text:style-name="T8">Folha de Respostas -Aula 5</text:span></text:p>
      <text:p text:style-name="P8"/>
      <text:p text:style-name="P3"><draw:control text:anchor-type="paragraph" draw:z-index="3" draw:name="Forma1" draw:style-name="gr2" draw:text-style-name="P16" svg:width="5.919cm" svg:height="0.673cm" svg:x="3.985cm" svg:y="0.079cm" draw:control="control3"/><draw:control text:anchor-type="paragraph" draw:z-index="4" draw:name="Forma2" draw:style-name="gr2" draw:text-style-name="P16" svg:width="3.206cm" svg:height="0.747cm" svg:x="13.686cm" svg:y="0cm" draw:control="control4"/><text:span text:style-name="T7">Nome do Aluno: </text:span><text:span text:style-name="T2"><text:s/><text:tab/><text:tab/><text:tab/><text:tab/><text:tab/><text:tab/>No. USP:</text:span></text:p>
      <text:p text:style-name="P2"/>
      <text:p text:style-name="P2"/>
      <text:p text:style-name="P4"/>
      <text:p text:style-name="P9">Instruções: Completar com apenas as <text:s/>informações e dados solicitados e apenas nos campos adequados</text:p>
      <text:p text:style-name="P5"/>
      <text:p text:style-name="P5"><draw:control text:anchor-type="paragraph" draw:z-index="5" draw:name="Forma3" draw:style-name="gr2" draw:text-style-name="P16" svg:width="2.832cm" svg:height="0.821cm" svg:x="14.19cm" svg:y="0.238cm" draw:control="control5"/></text:p>
      <text:p text:style-name="P5">1) <text:span text:style-name="T3">Seu </text:span><text:span text:style-name="T4">número (após operação MOD) usado no módulo num_gem_direto:</text:span></text:p>
      <text:p text:style-name="P10"/>
      <text:p text:style-name="P4"/>
      <text:p text:style-name="P4"><text:span text:style-name="T9">2</text:span>) <text:span text:style-name="T3">Preencher o quadro abaixo com a arquitetura de seu </text:span><text:span text:style-name="T4">módiulo num_gen</text:span></text:p>
      <text:p text:style-name="P11"/>
      <text:p text:style-name="P11"><draw:control text:anchor-type="paragraph" draw:z-index="6" draw:name="Forma4" draw:style-name="gr2" draw:text-style-name="P17" svg:width="16.401cm" svg:height="6.58cm" svg:x="0.298cm" svg:y="0.131cm" draw:control="control6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pan text:style-name="T10">3)</text:span><text:span text:style-name="T4"> Preencher o quadro abaixo com a arquitetura de módiulo </text:span><text:span text:style-name="T5">stimuli_comb após as modificações para observar </text:span><text:span text:style-name="T11">todas as condições de entrada</text:span><text:span text:style-name="T5">.</text:span></text:p>
      <text:p text:style-name="P11"/>
      <text:p text:style-name="P11"><draw:control text:anchor-type="paragraph" draw:z-index="7" draw:name="Forma5" draw:style-name="gr2" draw:text-style-name="P17" svg:width="16.571cm" svg:height="6.823cm" svg:x="0.222cm" svg:y="0.39cm" draw:control="control7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"><text:soft-page-break/><text:span text:style-name="T10">4) </text:span><text:span text:style-name="T5">Faça a captura de imagem no campo abaixo </text:span><text:span text:style-name="T6">(clique com o botão direito) </text:span><text:span text:style-name="T5">com a simulação </text:span><text:span text:style-name="T11">correspondente aos estímulos do item anterior</text:span><text:span text:style-name="T12"> (mostre todos os sinais relevantes e todas as condições)</text:span></text:p>
      <text:p text:style-name="P11"/>
      <text:p text:style-name="P11"/>
      <text:p text:style-name="P11"><draw:control text:anchor-type="paragraph" draw:z-index="2" draw:style-name="gr1" draw:text-style-name="P15" svg:width="16.77cm" svg:height="7.118cm" svg:x="0.208cm" svg:y="0.131cm" draw:control="control1"/></text:p>
      <text:p text:style-name="P11"/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10">5) </text:span><text:span text:style-name="T5">Faça a captura de imagem no campo abaixo </text:span><text:span text:style-name="T6">(clique com o botão direito) </text:span><text:span text:style-name="T5">com a simulação do caso seq_1, indicando todas as transições de estados esperados (o sinal de estado deve estar explícito)</text:span><text:span text:style-name="T12"> </text:span></text:p>
      <text:p text:style-name="Standard"/>
      <text:p text:style-name="Standard"><draw:control text:anchor-type="paragraph" draw:z-index="1" draw:style-name="gr1" draw:text-style-name="P15" svg:width="16.955cm" svg:height="11.664cm" svg:x="0.284cm" svg:y="0.229cm" draw:control="control2"/></text:p>
      <text:p text:style-name="Standard"/>
      <text:p text:style-name="Standard"/>
      <text:p text:style-name="Standard"/>
      <text:p text:style-name="Standard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6"><text:span text:style-name="T13">6) </text:span><text:span text:style-name="T4">Preencher o quadro abaixo com a arquitetura de módiulo </text:span><text:span text:style-name="T6">fsm_main do caso seq_2 (com a inclusão do estado IDLE com os seus sinais) </text:span><text:span text:style-name="T5">.</text:span></text:p>
      <text:p text:style-name="P13"/>
      <text:p text:style-name="P13"><draw:control text:anchor-type="paragraph" draw:z-index="8" draw:name="Forma6" draw:style-name="gr2" draw:text-style-name="P17" svg:width="16.098cm" svg:height="8.162cm" svg:x="0.259cm" svg:y="0.319cm" draw:control="control8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pan text:style-name="T13">7) </text:span><text:span text:style-name="T4">Preencher o quadro abaixo com a arquitetura de módiulo </text:span><text:span text:style-name="T6">fstimuli_seq_2 do caso seq_2 (com a inclusão do teste para o <text:s/>estado IDLE com os seus sinais) </text:span><text:span text:style-name="T5">.</text:span></text:p>
      <text:p text:style-name="P14"><draw:control text:anchor-type="paragraph" draw:z-index="9" draw:name="Forma7" draw:style-name="gr2" draw:text-style-name="P17" svg:width="16.1cm" svg:height="9.242cm" svg:x="0.185cm" svg:y="1.266cm" draw:control="control9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7"><draw:control text:anchor-type="paragraph" draw:z-index="0" draw:style-name="gr1" draw:text-style-name="P15" svg:width="16.248cm" svg:height="10.286cm" svg:x="0.284cm" svg:y="2.469cm" draw:control="control10"/><text:span text:style-name="T13">8) </text:span><text:span text:style-name="T5">Faça a captura de imagem no campo abaixo </text:span><text:span text:style-name="T6">(clique com o botão direito) </text:span><text:span text:style-name="T5">com a simulação do caso seq_</text:span><text:span text:style-name="T6">2, evidenciando o funcionamento do IDLE</text:span><text:span text:style-name="T5"> (</text:span><text:span text:style-name="T6">mostrar o</text:span><text:span text:style-name="T5"> sinal de estado deve estar explícito)</text:span><text:span text:style-name="T1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13:55.555000000</meta:creation-date>
    <meta:generator>LibreOffice/5.4.4.2$Windows_X86_64 LibreOffice_project/2524958677847fb3bb44820e40380acbe820f960</meta:generator>
    <dc:date>2018-04-06T15:11:31.913000000</dc:date>
    <meta:editing-duration>PT14M5S</meta:editing-duration>
    <meta:editing-cycles>2</meta:editing-cycles>
    <meta:document-statistic meta:table-count="0" meta:image-count="0" meta:object-count="0" meta:page-count="4" meta:paragraph-count="11" meta:word-count="219" meta:character-count="1291" meta:non-whitespace-character-count="1068"/>
  </office:meta>
</office:document-meta>
</file>